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7.34mm"/>
    </style:style>
    <style:style style:name="co6" style:family="table-column">
      <style:table-column-properties fo:break-before="auto" style:column-width="15.1mm"/>
    </style:style>
    <style:style style:name="co7" style:family="table-column">
      <style:table-column-properties fo:break-before="auto" style:column-width="52.83mm"/>
    </style:style>
    <style:style style:name="co8" style:family="table-column">
      <style:table-column-properties fo:break-before="auto" style:column-width="69.6mm"/>
    </style:style>
    <style:style style:name="co9" style:family="table-column">
      <style:table-column-properties fo:break-before="auto" style:column-width="36.05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68.09mm"/>
    </style:style>
    <style:style style:name="co14" style:family="table-column">
      <style:table-column-properties fo:break-before="auto" style:column-width="56.48mm"/>
    </style:style>
    <style:style style:name="co15" style:family="table-column">
      <style:table-column-properties fo:break-before="auto" style:column-width="115.99mm"/>
    </style:style>
    <style:style style:name="co16" style:family="table-column">
      <style:table-column-properties fo:break-before="auto" style:column-width="40.3mm"/>
    </style:style>
    <style:style style:name="co17" style:family="table-column">
      <style:table-column-properties fo:break-before="auto" style:column-width="54.45mm"/>
    </style:style>
    <style:style style:name="co18" style:family="table-column">
      <style:table-column-properties fo:break-before="auto" style:column-width="18.24mm"/>
    </style:style>
    <style:style style:name="co19" style:family="table-column">
      <style:table-column-properties fo:break-before="auto" style:column-width="17.23mm"/>
    </style:style>
    <style:style style:name="co20" style:family="table-column">
      <style:table-column-properties fo:break-before="auto" style:column-width="39.56mm"/>
    </style:style>
    <style:style style:name="co21" style:family="table-column">
      <style:table-column-properties fo:break-before="auto" style:column-width="85.05mm"/>
    </style:style>
    <style:style style:name="co22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Liberation Sans" style:font-name-asian="Arial Unicode MS" style:font-name-complex="Arial Unicode MS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#b4c7dc" fo:wrap-option="no-wrap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style:font-name="Liberation Sans"/>
    </style:style>
    <style:style style:name="ce9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4c7dc" style:text-align-source="fix" style:repeat-content="false" fo:wrap-option="no-wrap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Sans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a933" fo:wrap-option="no-wrap"/>
      <style:text-properties style:font-name="Liberation Sans"/>
    </style:style>
    <style:style style:name="ce14" style:family="table-cell" style:parent-style-name="Default">
      <style:table-cell-properties fo:background-color="#ff0000" fo:wrap-option="no-wrap"/>
      <style:text-properties style:font-name="Liberation Sans"/>
    </style:style>
    <style:style style:name="ce15" style:family="table-cell" style:parent-style-name="Default">
      <style:table-cell-properties fo:background-color="#ffff00" fo:wrap-option="no-wrap"/>
      <style:text-properties style:font-name="Liberation Sans"/>
    </style:style>
    <style:style style:name="ce16" style:family="table-cell" style:parent-style-name="Default">
      <style:table-cell-properties fo:background-color="#cccccc" fo:wrap-option="no-wrap"/>
      <style:text-properties style:font-name="Liberation Sans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" style:text-line-through-mode="continuous" fo:country="none" style:country-asian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Citação&quot;;&quot;Show&quot;;&quot;Teatro&quot;;&quot;TV&quot;;&quot;Direção&quot;;&quot;Disco&quot;;&quot;Prêmio&quot;)" table:allow-empty-cell="false" table:display-list="sort-ascending" table:base-cell-address="Recortes.F2">
          <table:error-message table:message-type="stop" table:display="true"/>
        </table:content-validation>
        <table:content-validation table:name="val2" table:base-cell-address="Recortes.N2">
          <table:error-message table:message-type="stop" table:display="true"/>
        </table:content-validation>
        <table:content-validation table:name="val3" table:condition="of:cell-content-is-in-list(&quot;Baixo&quot;;&quot;Médio&quot;;&quot;Alto&quot;)" table:allow-empty-cell="false" table:display-list="unsorted" table:base-cell-address="Recortes.K358">
          <table:error-message table:message-type="stop" table:display="true"/>
        </table:content-validation>
      </table:content-validations>
      <table:table table:name="Recor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1" table:number-columns-repeated="1006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Publicação</text:p>
          </table:table-cell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Outras informações da publicaçã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Assunto</text:p>
          </table:table-cell>
          <table:table-cell table:style-name="ce1" office:value-type="string" calcext:value-type="string">
            <text:p>Complemento</text:p>
          </table:table-cell>
          <table:table-cell table:style-name="ce1" office:value-type="string" calcext:value-type="string">
            <text:p>Localização</text:p>
          </table:table-cell>
          <table:table-cell table:style-name="ce1" office:value-type="string" calcext:value-type="string">
            <text:p>Recorte</text:p>
          </table:table-cell>
          <table:table-cell table:style-name="ce1" office:value-type="string" calcext:value-type="string">
            <text:p>Interesse</text:p>
          </table:table-cell>
          <table:table-cell table:style-name="ce1" office:value-type="string" calcext:value-type="string">
            <text:p>Imagem original</text:p>
          </table:table-cell>
          <table:table-cell table:style-name="ce1" office:value-type="string" calcext:value-type="string">
            <text:p>Onde está</text:p>
          </table:table-cell>
          <table:table-cell table:style-name="ce1" office:value-type="string" calcext:value-type="string">
            <text:p>Mai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1972.05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Noite : Edição Matutin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1425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Romanceiro da Inconfidência</text:p>
          </table:table-cell>
          <table:table-cell table:content-validation-name="val2" office:value-type="string" calcext:value-type="string">
            <text:p>Texto de Cecília Meireles sobre a Inconfidência Mineira. Grupo teatral Repertório.</text:p>
          </table:table-cell>
          <table:table-cell office:value-type="string" calcext:value-type="string">
            <text:p>Teatro Ruth Escobar, Sala Gil Vicente - Rua dos Ingleses, 209, Bela Vista, São Paulo, SP</text:p>
          </table:table-cell>
          <table:table-cell office:value-type="string" calcext:value-type="string">
            <text:p>I002492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4927-2Alt=002885Lar=001884LargOri=004208AltOri=006444.JPG</text:p>
          </table:table-cell>
          <table:table-cell office:value-type="string" calcext:value-type="string">
            <text:p>Teatro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2.12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Noite : Edição Matutin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1442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orte e Vida Severina</text:p>
          </table:table-cell>
          <table:table-cell table:content-validation-name="val2" office:value-type="string" calcext:value-type="string">
            <text:p>Texto de João Cabral de Mello Netto. Grupo teatral A Barca.</text:p>
          </table:table-cell>
          <table:table-cell office:value-type="string" calcext:value-type="string">
            <text:p>Vários</text:p>
          </table:table-cell>
          <table:table-cell office:value-type="string" calcext:value-type="string">
            <text:p>I00209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0964-2Alt=003030Lar=001884LargOri=004202AltOri=006759.JPG</text:p>
          </table:table-cell>
          <table:table-cell office:value-type="string" calcext:value-type="string">
            <text:p>Teatro, Elenc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3.06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Grupo Raízes</text:p>
          </table:table-cell>
          <table:table-cell table:content-validation-name="val2" office:value-type="string" calcext:value-type="string">
            <text:p>Participação de Irene no show do Grupo Raízes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4006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0670.png</text:p>
          </table:table-cell>
          <table:table-cell office:value-type="string" calcext:value-type="string">
            <text:p>Música, Grupo Raíz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75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20-2Alt=002068Lar=001453LargOri=004117AltOri=005860.JPG</text:p>
          </table:table-cell>
          <table:table-cell office:value-type="string" calcext:value-type="string">
            <text:p>Utilidades, Peça no Guair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7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52-20Alt=002633Lar=001884LargOri=004196AltOri=005864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80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6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62-2Alt=002629Lar=001884LargOri=004200AltOri=005860.JPG</text:p>
          </table:table-cell>
          <table:table-cell office:value-type="string" calcext:value-type="string">
            <text:p>Utilidades, “O tratado das tortazinhas”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80B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Estrei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7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70-2Alt=002629Lar=001884LargOri=004200AltOri=005860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4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Estrei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76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763-20Alt=002572Lar=001884LargOri=004487AltOri=006126.JPG</text:p>
          </table:table-cell>
          <table:table-cell office:value-type="string" calcext:value-type="string">
            <text:p>Donana inicia no Guair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0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00-2Alt=002572Lar=001884LargOri=004487AltOri=006126.JPG</text:p>
          </table:table-cell>
          <table:table-cell office:value-type="string" calcext:value-type="string">
            <text:p>Teatros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20-2Alt=002576Lar=001884LargOri=004482AltOri=006129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0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7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76-2Alt=002572Lar=001884LargOri=004487AltOri=006126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3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92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924-2Alt=002570Lar=001884LargOri=004468AltOri=006096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9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95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958-2Alt=002624Lar=001884LargOri=004200AltOri=005849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98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980-2Alt=002561Lar=001884LargOri=004483AltOri=006093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6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xposição “Sou João, Sou António e Sou Pedro” de Flávio Império</text:p>
          </table:table-cell>
          <table:table-cell table:content-validation-name="val2" office:value-type="string" calcext:value-type="string">
            <text:p>Músicas por Pini e Irene</text:p>
          </table:table-cell>
          <table:table-cell/>
          <table:table-cell office:value-type="string" calcext:value-type="string">
            <text:p>I010609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06094-20Alt=002777Lar=001884LargOri=004507AltOri=006644.JPG</text:p>
          </table:table-cell>
          <table:table-cell office:value-type="string" calcext:value-type="string">
            <text:p>Noites cariocas X paulista, último parágrafo, Pini e Irene</text:p>
          </table:table-cell>
          <table:table-cell office:value-type="string" calcext:value-type="string">
            <text:p>http://www.flavioimperio.com.br/projeto/5076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4.05.31</text:p>
          </table:table-cell>
          <table:table-cell office:value-type="string" calcext:value-type="string">
            <text:p>Flavio Imperio</text:p>
          </table:table-cell>
          <table:table-cell office:value-type="string" calcext:value-type="string">
            <text:p>Site</text:p>
          </table:table-cell>
          <table:table-cell table:number-columns-repeated="2"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xposição “Sou João, Sou António e Sou Pedro” de Flávio Império</text:p>
          </table:table-cell>
          <table:table-cell table:content-validation-name="val2" office:value-type="string" calcext:value-type="string">
            <text:p>Som Irene e Pini</text:p>
          </table:table-cell>
          <table:table-cell office:value-type="string" calcext:value-type="string">
            <text:p>Centro de Estudos Macunaima – Rua Camilo, 91, Vila Romana, São Paulo, SP</text:p>
          </table:table-cell>
          <table:table-cell office:value-type="string" calcext:value-type="string">
            <text:p>c_0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c_0.png</text:p>
          </table:table-cell>
          <table:table-cell office:value-type="string" calcext:value-type="string">
            <text:p>Cartaz, no centro</text:p>
          </table:table-cell>
          <table:table-cell office:value-type="string" calcext:value-type="string">
            <text:p>http://www.flavioimperio.com.br/projeto/50766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975.06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3">Coreografia de Luis Carlos Nogueira, 1</text:span><text:span text:style-name="T4">o</text:span><text:span text:style-name="T3"> tipo do anuncio</text:span>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038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0387.png</text:p>
          </table:table-cell>
          <table:table-cell office:value-type="string" calcext:value-type="string">
            <text:p>Roteiro, Infantis, ú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6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060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0607.png</text:p>
          </table:table-cell>
          <table:table-cell office:value-type="string" calcext:value-type="string">
            <text:p>Roteiro, Infantis, penúltimo item da 1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153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1532.png</text:p>
          </table:table-cell>
          <table:table-cell office:value-type="string" calcext:value-type="string">
            <text:p>Roteiro, Infantis, ante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1730h.png</text:p>
          </table:table-cell>
          <table:table-cell table:content-validation-name="val3" office:value-type="string" calcext:value-type="string">
            <text:p>Baixo</text:p>
          </table:table-cell>
          <table:table-cell table:style-name="ce3" office:value-type="string" calcext:value-type="string">
            <text:p>4351730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226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2266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265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2657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414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4140.png</text:p>
          </table:table-cell>
          <table:table-cell office:value-type="string" calcext:value-type="string">
            <text:p>Terceira coluna geral, ante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table:style-name="ce4" office:value-type="string" calcext:value-type="string">
            <text:p>44045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4570.png</text:p>
          </table:table-cell>
          <table:table-cell office:value-type="string" calcext:value-type="string">
            <text:p>Segunda coluna geral, 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7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461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4612.png</text:p>
          </table:table-cell>
          <table:table-cell office:value-type="string" calcext:value-type="string">
            <text:p>Terceira coluna geral, ante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7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537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5374.png</text:p>
          </table:table-cell>
          <table:table-cell office:value-type="string" calcext:value-type="string">
            <text:p>Terceira coluna geral, antepenultimo item</text:p>
          </table:table-cell>
          <table:table-cell/>
          <table:table-cell table:style-name="ce3" table:number-columns-repeated="1008"/>
        </table:table-row>
        <table:table-row table:style-name="ro2">
          <table:table-cell office:value-type="string" calcext:value-type="string">
            <text:p>1975.08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76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7629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796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7964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56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568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80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803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698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69845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037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0378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249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2492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309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3096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667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6679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8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808.png</text:p>
          </table:table-cell>
          <table:table-cell office:value-type="string" calcext:value-type="string">
            <text:p>Terceira coluna geral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21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219.png</text:p>
          </table:table-cell>
          <table:table-cell office:value-type="string" calcext:value-type="string">
            <text:p>Rotei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69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6988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72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7280.png</text:p>
          </table:table-cell>
          <table:table-cell office:value-type="string" calcext:value-type="string">
            <text:p>Rotei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837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8371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868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8681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07.97mm" svg:y="178.74mm" draw:caption-point-x="-6.1mm" draw:caption-point-y="14.61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2136h.png</text:p>
          </table:table-cell>
          <table:table-cell table:content-validation-name="val3" office:value-type="string" calcext:value-type="string">
            <text:p>Baixo</text:p>
          </table:table-cell>
          <table:table-cell table:style-name="ce3" office:value-type="string" calcext:value-type="string">
            <text:p>4632136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07.97mm" svg:y="183.46mm" draw:caption-point-x="-6.1mm" draw:caption-point-y="14.61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2505h.png</text:p>
          </table:table-cell>
          <table:table-cell table:content-validation-name="val3" office:value-type="string" calcext:value-type="string">
            <text:p>Baixo</text:p>
          </table:table-cell>
          <table:table-cell table:style-name="ce3" office:value-type="string" calcext:value-type="string">
            <text:p>4632505.png</text:p>
          </table:table-cell>
          <table:table-cell office:value-type="string" calcext:value-type="string">
            <text:p>Rotei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07.97mm" svg:y="188.2mm" draw:caption-point-x="-6.1mm" draw:caption-point-y="14.6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3975h.png</text:p>
          </table:table-cell>
          <table:table-cell table:content-validation-name="val3" office:value-type="string" calcext:value-type="string">
            <text:p>Baixo</text:p>
          </table:table-cell>
          <table:table-cell table:style-name="ce3" office:value-type="string" calcext:value-type="string">
            <text:p>4633975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07.97mm" svg:y="192.93mm" draw:caption-point-x="-6.1mm" draw:caption-point-y="14.6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4327h.png</text:p>
          </table:table-cell>
          <table:table-cell table:content-validation-name="val3" office:value-type="string" calcext:value-type="string">
            <text:p>Baixo</text:p>
          </table:table-cell>
          <table:table-cell table:style-name="ce3" office:value-type="string" calcext:value-type="string">
            <text:p>4634327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053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0534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08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0843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253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2537.png</text:p>
          </table:table-cell>
          <table:table-cell office:value-type="string" calcext:value-type="string">
            <text:p>Rotei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39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3935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1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60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6070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25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258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9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902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00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0025.png</text:p>
          </table:table-cell>
          <table:table-cell office:value-type="string" calcext:value-type="string">
            <text:p>Teatro, Infantis, segunda coluna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71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7111.png</text:p>
          </table:table-cell>
          <table:table-cell office:value-type="string" calcext:value-type="string">
            <text:p>Terceira coluna geral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751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7510.png</text:p>
          </table:table-cell>
          <table:table-cell office:value-type="string" calcext:value-type="string">
            <text:p>Terceira coluna geral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88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8860.png</text:p>
          </table:table-cell>
          <table:table-cell office:value-type="string" calcext:value-type="string">
            <text:p>Teatro, Infantis, sex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14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1435.png</text:p>
          </table:table-cell>
          <table:table-cell office:value-type="string" calcext:value-type="string">
            <text:p>Teatro, Infantis, sex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30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3029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325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3250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069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0690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122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1224.png</text:p>
          </table:table-cell>
          <table:table-cell office:value-type="string" calcext:value-type="string">
            <text:p>Teat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385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3859.png</text:p>
          </table:table-cell>
          <table:table-cell office:value-type="string" calcext:value-type="string">
            <text:p>Teatro, Infantis, segunda coluna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455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4558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520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209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57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786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873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8734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54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400.png</text:p>
          </table:table-cell>
          <table:table-cell office:value-type="string" calcext:value-type="string">
            <text:p>Teat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56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695.png</text:p>
          </table:table-cell>
          <table:table-cell office:value-type="string" calcext:value-type="string">
            <text:p>Teat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699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997.png</text:p>
          </table:table-cell>
          <table:table-cell office:value-type="string" calcext:value-type="string">
            <text:p>Teat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731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7312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007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0072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185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1856.png</text:p>
          </table:table-cell>
          <table:table-cell office:value-type="string" calcext:value-type="string">
            <text:p>Teatro, Infantis, segunda coluna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22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2235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5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90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9045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5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916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9168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outros</text:p>
          </table:table-cell>
          <table:table-cell office:value-type="string" calcext:value-type="string">
            <text:p>Teatro da Praça – Rua Apa, 298, Campos Elíseos, São Paulo, SP</text:p>
          </table:table-cell>
          <table:table-cell office:value-type="string" calcext:value-type="string">
            <text:p>431719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199.png</text:p>
          </table:table-cell>
          <table:table-cell office:value-type="string" calcext:value-type="string">
            <text:p>Acontece, Música, Festan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(foto) e outros</text:p>
          </table:table-cell>
          <table:table-cell office:value-type="string" calcext:value-type="string">
            <text:p>Teatro da Praça – Rua Apa, 298, Campos Elíseos, São Paulo, SP</text:p>
          </table:table-cell>
          <table:table-cell office:value-type="string" calcext:value-type="string">
            <text:p>4318401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8401.png</text:p>
          </table:table-cell>
          <table:table-cell office:value-type="string" calcext:value-type="string">
            <text:p>No chorinho, os Encontros Nacional e Paulis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Eliane Estevão</text:p>
          </table:table-cell>
          <table:table-cell office:value-type="string" calcext:value-type="string">
            <text:p>Teatro da Praça – Rua Apa, 298, Campos Elíseos, São Paulo, SP</text:p>
          </table:table-cell>
          <table:table-cell office:value-type="string" calcext:value-type="string">
            <text:p>431858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583.png</text:p>
          </table:table-cell>
          <table:table-cell office:value-type="string" calcext:value-type="string">
            <text:p>Acontece, Música, Festan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9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Eliane Estevão</text:p>
          </table:table-cell>
          <table:table-cell office:value-type="string" calcext:value-type="string">
            <text:p>Teatro da Praça – Rua Apa, 298, Campos Elíseos, São Paulo, SP</text:p>
          </table:table-cell>
          <table:table-cell office:value-type="string" calcext:value-type="string">
            <text:p>4261956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1956.png</text:p>
          </table:table-cell>
          <table:table-cell office:value-type="string" calcext:value-type="string">
            <text:p>Para quem vai sair, África e Nordeste numa Festança à meia-no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0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ulando Corda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João Caetano – Rua Borges Lagoa, 650, Vila Clementino, São Paulo, SP</text:p>
          </table:table-cell>
          <table:table-cell office:value-type="string" calcext:value-type="string">
            <text:p>426410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4101.png</text:p>
          </table:table-cell>
          <table:table-cell office:value-type="string" calcext:value-type="string">
            <text:p>Sexta linha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1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ulando Corda</text:p>
          </table:table-cell>
          <table:table-cell table:content-validation-name="val2" office:value-type="string" calcext:value-type="string">
            <text:p>Selma Egrei</text:p>
          </table:table-cell>
          <table:table-cell office:value-type="string" calcext:value-type="string">
            <text:p>Teatro Oficina – Rua Jaceguai, 520, Bixiga, São Paulo, SP</text:p>
          </table:table-cell>
          <table:table-cell office:value-type="string" calcext:value-type="string">
            <text:p>4266939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6939.png</text:p>
          </table:table-cell>
          <table:table-cell office:value-type="string" calcext:value-type="string">
            <text:p>Teatro, segunda coluna, “Pulando Corda” em outro tea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2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Sem Retoque</text:p>
          </table:table-cell>
          <table:table-cell table:content-validation-name="val2" office:value-type="string" calcext:value-type="string">
            <text:p>Breve descrição da peça (foto)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3299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9960.png</text:p>
          </table:table-cell>
          <table:table-cell office:value-type="string" calcext:value-type="string">
            <text:p>“Sem Retoque”, a peça da meia-no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2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Sem Retoque</text:p>
          </table:table-cell>
          <table:table-cell table:content-validation-name="val2" office:value-type="string" calcext:value-type="string">
            <text:p>Breve descrição da peça (foto)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330110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30110.png</text:p>
          </table:table-cell>
          <table:table-cell office:value-type="string" calcext:value-type="string">
            <text:p>À meia-noite a verdade, “Sem Retoque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3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Inauguração do espaço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812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1204.png</text:p>
          </table:table-cell>
          <table:table-cell office:value-type="string" calcext:value-type="string">
            <text:p>“Missa do Vaqueiro” inaugura tea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3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Bela reportagem sobre a peça (foto com Irene)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82766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82766.png</text:p>
          </table:table-cell>
          <table:table-cell office:value-type="string" calcext:value-type="string">
            <text:p>A missa do vaqueiro transformada em pe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502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021.png</text:p>
          </table:table-cell>
          <table:table-cell office:value-type="string" calcext:value-type="string">
            <text:p>Rezas de Sol para a Missa do Vaqueiro, sétima linh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58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845.png</text:p>
          </table:table-cell>
          <table:table-cell office:value-type="string" calcext:value-type="string">
            <text:p>Rezas de Sol para a Missa do Vaqueiro, primeira linh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04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046.png</text:p>
          </table:table-cell>
          <table:table-cell office:value-type="string" calcext:value-type="string">
            <text:p>Rezas de Sol para a Missa do Vaqueiro, primeir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4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488.png</text:p>
          </table:table-cell>
          <table:table-cell office:value-type="string" calcext:value-type="string">
            <text:p>Teatro, Rezas de Sol para a Missa do Vaqueiro, em cima da imagem “Quebrada!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50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505.png</text:p>
          </table:table-cell>
          <table:table-cell office:value-type="string" calcext:value-type="string">
            <text:p>Rezas de Sol para a Missa do Vaqueiro, setim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79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7908.png</text:p>
          </table:table-cell>
          <table:table-cell office:value-type="string" calcext:value-type="string">
            <text:p>Teatro, Rezas de Sol para a Missa do Vaqueiro, em cima da imagem “O Ultimo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1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0675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754.png</text:p>
          </table:table-cell>
          <table:table-cell office:value-type="string" calcext:value-type="string">
            <text:p>Rezas de Sol para a Missa do Vaqueiro, quarta linha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0882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8822.png</text:p>
          </table:table-cell>
          <table:table-cell office:value-type="string" calcext:value-type="string">
            <text:p>Rezas de Sol para a Missa do Vaqueiro, quart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124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244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244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44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2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I017951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79512-20Alt=002777Lar=001884LargOri=004463AltOri=006581.JPG</text:p>
          </table:table-cell>
          <table:table-cell office:value-type="string" calcext:value-type="string">
            <text:p>Teatro, 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2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22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54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540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84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848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29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29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49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49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63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63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65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65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81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817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9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94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81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18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76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14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1495-2Alt=002269Lar=001884LargOri=004746AltOri=005717.JPG</text:p>
          </table:table-cell>
          <table:table-cell office:value-type="string" calcext:value-type="string">
            <text:p>Síntese, Missa do Vaqueir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/>
          <table:table-cell office:value-type="string" calcext:value-type="string">
            <text:p>I01812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222-20Alt=002781Lar=001884LargOri=004559AltOri=006730.JPG</text:p>
          </table:table-cell>
          <table:table-cell office:value-type="string" calcext:value-type="string">
            <text:p>Teatro, Os primeiros “mambembáveis” do ano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52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Estreia no Rio. 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style-name="ce5" office:value-type="string" calcext:value-type="string">
            <text:p>I0118616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18616-2Alt=003033Lar=001884LargOri=004105AltOri=006609.JPG</text:p>
          </table:table-cell>
          <table:table-cell office:value-type="string" calcext:value-type="string">
            <text:p>Cena Aberta, “Missa do Vaqueiro” estréia no Rio, 1a. coluna, 4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Descrição bacana da peça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400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400-20Alt=002746Lar=001884LargOri=004559AltOri=006646.JPG</text:p>
          </table:table-cell>
          <table:table-cell office:value-type="string" calcext:value-type="string">
            <text:p>A Próxima semana, Missa nordestina lança teatro na Funarte, pen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4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450-20Alt=002813Lar=001884LargOri=004499AltOri=006719.JPG</text:p>
          </table:table-cell>
          <table:table-cell office:value-type="string" calcext:value-type="string">
            <text:p>Agenda, último item da primeira coluna, ela aparece na segund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Estreia no Rio. 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2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722-20Alt=002753Lar=001884LargOri=004582AltOri=006698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Sobre a estreia no Rio. Descrição muito legal da peça, inclusive citando alguns versos de músicas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68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768-A0Alt=003024Lar=002022LargOri=004494AltOri=006721.JPG</text:p>
          </table:table-cell>
          <table:table-cell office:value-type="string" calcext:value-type="string">
            <text:p>Missa rezada na Funarte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7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771-A0Alt=003024Lar=002022LargOri=004495AltOri=006719.JPG</text:p>
          </table:table-cell>
          <table:table-cell office:value-type="string" calcext:value-type="string">
            <text:p>Teatro, começo da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0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82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824-A0Alt=002985Lar=002012LargOri=004469AltOri=006632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87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874-A0Alt=002990Lar=002016LargOri=004480AltOri=006644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Crítica do espetácul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04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182004-A0Alt=003015Lar=002018LargOri=004482AltOri=006700.JPG</text:p>
          </table:table-cell>
          <table:table-cell office:value-type="string" calcext:value-type="string">
            <text:p>Teatro, vaqueiros conservadores, primeir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0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05-A0Alt=003015Lar=002018LargOri=004482AltOri=006700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6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style-name="ce3" office:value-type="string" calcext:value-type="string">
            <text:p>I01193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19304-2Alt=003012Lar=001884LargOri=004124AltOri=006593.JPG</text:p>
          </table:table-cell>
          <table:table-cell office:value-type="string" calcext:value-type="string">
            <text:p>Cena Aberta, “Missa do Vaqueiro” estréia no Rio, 1a. coluna, 3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50-A0Alt=003014Lar=002024LargOri=004498AltOri=006697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91-A0Alt=002986Lar=002022LargOri=004493AltOri=006637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1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134-A0Alt=003003Lar=002022LargOri=004492AltOri=006672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1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191-A0Alt=002985Lar=001995LargOri=004432AltOri=006632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15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156-2Alt=002714Lar=001884LargOri=003933AltOri=005666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08-2Alt=002721Lar=001884LargOri=003900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37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375-A0Alt=003006Lar=002038LargOri=004531AltOri=006681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41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414-A0Alt=003003Lar=002019LargOri=004485AltOri=006674.JPG</text:p>
          </table:table-cell>
          <table:table-cell office:value-type="string" calcext:value-type="string">
            <text:p>Teatro, terc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8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54-2Alt=002694Lar=001884LargOri=003941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46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461-A0Alt=003012Lar=002022LargOri=004492AltOri=006695.JPG</text:p>
          </table:table-cell>
          <table:table-cell office:value-type="string" calcext:value-type="string">
            <text:p>Teatro, terc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0B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9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97-2Alt=002694Lar=001884LargOri=003941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51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510-20Alt=002809Lar=001884LargOri=004492AltOri=006701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5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564-20Alt=002789Lar=001884LargOri=004469AltOri=006618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36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368-2Alt=002658Lar=001884LargOri=004006AltOri=00565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7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Diz que a Irene era pernambucana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199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19934-2Alt=003021Lar=001884LargOri=004096AltOri=006569.JPG</text:p>
          </table:table-cell>
          <table:table-cell office:value-type="string" calcext:value-type="string">
            <text:p>Opinião, Rezas de Sol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75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751-20Alt=002767Lar=001884LargOri=004558AltOri=006694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3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4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422-2Alt=002665Lar=001884LargOri=003996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7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795-20Alt=002794Lar=001884LargOri=004483AltOri=006650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4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442-2Alt=002665Lar=001884LargOri=003996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8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834-20Alt=002793Lar=001884LargOri=004483AltOri=006647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87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878-20Alt=002758Lar=001884LargOri=004504AltOri=006592.JPG</text:p>
          </table:table-cell>
          <table:table-cell office:value-type="string" calcext:value-type="string">
            <text:p>Teatro, quin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5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508-2Alt=002661Lar=001884LargOri=004002AltOri=005652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91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916-20Alt=002765Lar=001884LargOri=004545AltOri=00667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5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552-2Alt=002658Lar=001884LargOri=004005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09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097-20Alt=002775Lar=001884LargOri=004517AltOri=00665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08-2Alt=002678Lar=001884LargOri=003993AltOri=005678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40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2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28-2Alt=002677Lar=001884LargOri=004000AltOri=00568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1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137-20Alt=002800Lar=001884LargOri=004477AltOri=00665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17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173-20Alt=002762Lar=001884LargOri=004525AltOri=006637.JPG</text:p>
          </table:table-cell>
          <table:table-cell office:value-type="string" calcext:value-type="string">
            <text:p>Teatro, prim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2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219-20Alt=002785Lar=001884LargOri=004491AltOri=006637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42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9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96-2Alt=002665Lar=001884LargOri=004008AltOri=005667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25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256-20Alt=002766Lar=001884LargOri=004518AltOri=006630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45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458-20Alt=002798Lar=001884LargOri=004485AltOri=006663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4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499-20Alt=002827Lar=001884LargOri=004444AltOri=006666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5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542-20Alt=002827Lar=001884LargOri=004437AltOri=006656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58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583-20Alt=002825Lar=001884LargOri=004437AltOri=006652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62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621-20Alt=002818Lar=001884LargOri=004458AltOri=006667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8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818-20Alt=002822Lar=001884LargOri=004478AltOri=006707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86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860-20Alt=002811Lar=001884LargOri=004478AltOri=006679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04-20Alt=002812Lar=001884LargOri=004465AltOri=006667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54-20Alt=002806Lar=001884LargOri=004478AltOri=006666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9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93-20Alt=002806Lar=001884LargOri=004478AltOri=006666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1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199-20Alt=002825Lar=001884LargOri=004465AltOri=006697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2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237-20Alt=002822Lar=001884LargOri=004465AltOri=006690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27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273-20Alt=002826Lar=001884LargOri=004385AltOri=006580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81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Walter Pini citad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213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2135-2Alt=002246Lar=001884LargOri=004736AltOri=005647.JPG</text:p>
          </table:table-cell>
          <table:table-cell office:value-type="string" calcext:value-type="string">
            <text:p>Síntese, Meu santo é fort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19-20Alt=002836Lar=001884LargOri=004468AltOri=006723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streia do “recital” Meu Santo é Forte com Eliana Estevã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20-20Alt=002836Lar=001884LargOri=004468AltOri=006723.JPG</text:p>
          </table:table-cell>
          <table:table-cell office:value-type="string" calcext:value-type="string">
            <text:p>Show, Violado até a Amazônia, primeira coli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6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62-20Alt=002805Lar=001884LargOri=004485AltOri=006681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5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552-20Alt=002842Lar=001884LargOri=004419AltOri=006665.JPG</text:p>
          </table:table-cell>
          <table:table-cell office:value-type="string" calcext:value-type="string">
            <text:p>Teatro, terc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59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590-20Alt=002670Lar=001884LargOri=004579AltOri=006489.JPG</text:p>
          </table:table-cell>
          <table:table-cell office:value-type="string" calcext:value-type="string">
            <text:p>Teatro, terc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3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35-20Alt=002837Lar=001884LargOri=004433AltOri=006676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8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80-20Alt=002830Lar=001884LargOri=004432AltOri=006661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5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8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81-20Alt=002830Lar=001884LargOri=004432AltOri=006661.JPG</text:p>
          </table:table-cell>
          <table:table-cell office:value-type="string" calcext:value-type="string">
            <text:p>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7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720-20Alt=002784Lar=001884LargOri=004500AltOri=006649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1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10-20Alt=002839Lar=001884LargOri=004372AltOri=006589.JPG</text:p>
          </table:table-cell>
          <table:table-cell office:value-type="string" calcext:value-type="string">
            <text:p>Show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82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Walter Pini, violã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2263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32263-2Alt=002244Lar=001884LargOri=004729AltOri=005633.JPG</text:p>
          </table:table-cell>
          <table:table-cell office:value-type="string" calcext:value-type="string">
            <text:p>Síntese, Meu santo é fort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0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4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43-20Alt=002790Lar=001884LargOri=004505AltOri=006675.JPG</text:p>
          </table:table-cell>
          <table:table-cell office:value-type="string" calcext:value-type="string">
            <text:p>Show, 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1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8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87-20Alt=002782Lar=001884LargOri=004555AltOri=006723.JPG</text:p>
          </table:table-cell>
          <table:table-cell office:value-type="string" calcext:value-type="string">
            <text:p>Show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503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5032-20Alt=002789Lar=001884LargOri=004545AltOri=006730.JPG</text:p>
          </table:table-cell>
          <table:table-cell office:value-type="string" calcext:value-type="string">
            <text:p>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9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62 (1)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18666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6665-20Alt=002864Lar=001884LargOri=004438AltOri=006742.JPG</text:p>
          </table:table-cell>
          <table:table-cell office:value-type="string" calcext:value-type="string">
            <text:p><text:s text:c="5"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11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425980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25980.png</text:p>
          </table:table-cell>
          <table:table-cell office:value-type="string" calcext:value-type="string">
            <text:p>Teatro/Crítica, Os bonecos encantados enfrentam as bombas</text:p>
          </table:table-cell>
          <table:table-cell office:value-type="string" calcext:value-type="string">
            <text:p>https://pt.wikipedia.org/wiki/Incidente_Palomar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8.12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1919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91964-20Alt=002814Lar=001884LargOri=004471AltOri=006677.JPG</text:p>
          </table:table-cell>
          <table:table-cell office:value-type="string" calcext:value-type="string">
            <text:p>Teatro, Não faltaram boas interpretações, último parágrafo</text:p>
          </table:table-cell>
          <table:table-cell table:number-columns-repeated="1009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office:value-type="string" calcext:value-type="string">
            <text:p>Funarte</text:p>
          </table:table-cell>
          <table:table-cell office:value-type="string" calcext:value-type="string">
            <text:p>Brasil Memória das Artes</text:p>
          </table:table-cell>
          <table:table-cell/>
          <table:table-cell office:value-type="string" calcext:value-type="string">
            <text:p>Apostila Digital no. 3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/>
          <table:table-cell office:value-type="string" calcext:value-type="string">
            <text:p>apost-pixing-79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apost-pixing-79.pd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2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30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1939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93950-20Alt=002915Lar=001884LargOri=004440AltOri=006871.JPG</text:p>
          </table:table-cell>
          <table:table-cell office:value-type="string" calcext:value-type="string">
            <text:p>Teatro, Mambembes na reta final, primeiro parágrafo lá em baix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3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A Luta Democratica : Um jornal de luta feito por homens que lutam pelos que não podem luta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7757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0657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5752-2Alt=002867Lar=001884LargOri=003901AltOri=005937.JPG</text:p>
          </table:table-cell>
          <table:table-cell office:value-type="string" calcext:value-type="string">
            <text:p>A noite é o espetácul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901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03481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4814-2Alt=002672Lar=001884LargOri=004746AltOri=006731.JPG</text:p>
          </table:table-cell>
          <table:table-cell office:value-type="string" calcext:value-type="string">
            <text:p>Eventos, Projeto Pixinguinha-79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e 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Edição 1071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0317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1737-2Alt=002995Lar=001884LargOri=004092AltOri=006505.JPG</text:p>
          </table:table-cell>
          <table:table-cell office:value-type="string" calcext:value-type="string">
            <text:p>“Projeto Pixinguinha” volta a Natal em julho, 2a. coluna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76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0651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5142-2Alt=002712Lar=001884LargOri=003899AltOri=005614.JPG</text:p>
          </table:table-cell>
          <table:table-cell office:value-type="string" calcext:value-type="string">
            <text:p>O Projeto Pixinguinha para 79, 2a. coluna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387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434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3404-2Alt=002682Lar=001884LargOri=004083AltOri=005812.JPG</text:p>
          </table:table-cell>
          <table:table-cell office:value-type="string" calcext:value-type="string">
            <text:p>Pixinguinha tem novas normas e a sua pré-estréia, Os critérios para 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16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349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991-2Alt=002788Lar=001884LargOri=003991AltOri=005906.JPG</text:p>
          </table:table-cell>
          <table:table-cell office:value-type="string" calcext:value-type="string">
            <text:p>Projeto Pixinguinha, Os critérios para 79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09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table:style-name="ce3" office:value-type="string" calcext:value-type="string">
            <text:p>I01337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3791-2Alt=002946Lar=001884LargOri=004212AltOri=006587.JPG</text:p>
          </table:table-cell>
          <table:table-cell office:value-type="string" calcext:value-type="string">
            <text:p>Cena Aberta, Vital Santos incluído no Projeto Pixinguinha, 1a. coluna, 2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Cruzeiro : Revist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2458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office:value-type="string" calcext:value-type="string">
            <text:p>Por “Missa do Vaqueiro”</text:p>
          </table:table-cell>
          <table:table-cell/>
          <table:table-cell office:value-type="string" calcext:value-type="string">
            <text:p>I02019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1908-3Alt=002006Lar=001460LargOri=002433AltOri=003344.JPG</text:p>
          </table:table-cell>
          <table:table-cell office:value-type="string" calcext:value-type="string">
            <text:p>Premio MEC…, segunda coluna, pouco acima do meio</text:p>
          </table:table-cell>
          <table:table-cell office:value-type="string" calcext:value-type="string">
            <text:p>I0201802-70Alt=001014Lar=000728LargOri=002428AltOri=003380.JP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9.04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Reportagem sobre o estúdio onde Irene gravou Rumo Norte.</text:p>
          </table:table-cell>
          <table:table-cell/>
          <table:table-cell office:value-type="string" calcext:value-type="string">
            <text:p>42387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8795.png</text:p>
          </table:table-cell>
          <table:table-cell office:value-type="string" calcext:value-type="string">
            <text:p>Um estúdio alternativo em S. Paulo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1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table:style-name="ce3" office:value-type="string" calcext:value-type="string">
            <text:p>I013457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574-2Alt=002952Lar=001884LargOri=004182AltOri=006552.JPG</text:p>
          </table:table-cell>
          <table:table-cell office:value-type="string" calcext:value-type="string">
            <text:p>Gênios da MPB fazem parte do “Pixinguinha”, 2a. coluna, iníci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1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3466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667-2Alt=002988Lar=001884LargOri=004210AltOri=006678.JPG</text:p>
          </table:table-cell>
          <table:table-cell office:value-type="string" calcext:value-type="string">
            <text:p>Moraes Moreira-Djavan fazem show iniciando Projeto Pixinguinha, 5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5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35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3585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5859-20Alt=002952Lar=001884LargOri=004147AltOri=006497</text:p>
          </table:table-cell>
          <table:table-cell office:value-type="string" calcext:value-type="string">
            <text:p>Pixinguinha 79, abaix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424254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2544.png</text:p>
          </table:table-cell>
          <table:table-cell office:value-type="string" calcext:value-type="string">
            <text:p>“Pixinguinha” recomeça em junho, terceir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200577a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577-20Alt=002776Lar=001884LargOri=004492AltOri=006621.JPG</text:p>
          </table:table-cell>
          <table:table-cell office:value-type="string" calcext:value-type="string">
            <text:p>Show, 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200577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577-20Alt=002776Lar=001884LargOri=004492AltOri=006621.JPG</text:p>
          </table:table-cell>
          <table:table-cell office:value-type="string" calcext:value-type="string">
            <text:p>Sexta-feira sobrecarregad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, José Milton e Claudionor Germano. E seguem para Vitória, Salvador, Maceió e Recif.</text:p>
          </table:table-cell>
          <table:table-cell/>
          <table:table-cell office:value-type="string" calcext:value-type="string">
            <text:p>I020061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616-20Alt=002921Lar=001884LargOri=004278AltOri=006629.JPG</text:p>
          </table:table-cell>
          <table:table-cell office:value-type="string" calcext:value-type="string">
            <text:p>Agenda, à esquerda do topo da foto da Beth Carvalh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 office:value-type="string" calcext:value-type="string">
            <text:p>Vários: Teatro Dulcina - Rua Alcindo Guanabara, 17, Centro, Rio de Janeiro, RJ; Teatro do Parque – Rua do Hospício, 81, Boa Vista, Recife, PE</text:p>
          </table:table-cell>
          <table:table-cell office:value-type="string" calcext:value-type="string">
            <text:p>I013840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07-20Alt=002861Lar=001884LargOri=004191AltOri=006364.JPG</text:p>
          </table:table-cell>
          <table:table-cell office:value-type="string" calcext:value-type="string">
            <text:p>Cena Aberta, A vez de Pernambuco no “Pixinguinha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3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6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66-20Alt=002872Lar=001884LargOri=004158AltOri=006338.JPG</text:p>
          </table:table-cell>
          <table:table-cell office:value-type="string" calcext:value-type="string">
            <text:p>Agenda, Segunda-feira (ao lado do centro da roda-gigan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3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6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69-20Alt=002872Lar=001884LargOri=004158AltOri=006338.JPG</text:p>
          </table:table-cell>
          <table:table-cell office:value-type="string" calcext:value-type="string">
            <text:p>Esquina, A vez do frevo (segunda coluna, último parágraf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95-20Alt=002837Lar=001884LargOri=004155AltOri=006256.JPG</text:p>
          </table:table-cell>
          <table:table-cell office:value-type="string" calcext:value-type="string">
            <text:p>Valores da terra (segunda coluna, acima de preç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20-20Alt=002913Lar=001884LargOri=004163AltOri=006437.JPG</text:p>
          </table:table-cell>
          <table:table-cell office:value-type="string" calcext:value-type="string">
            <text:p>Banda dá show no Parque (segundo parágraf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2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26-20Alt=002878Lar=001884LargOri=004167AltOri=006365.JPG</text:p>
          </table:table-cell>
          <table:table-cell office:value-type="string" calcext:value-type="string">
            <text:p>Pixinguinha e em Shows (primeiro item, ela aparece no inicio da terceira coluna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5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7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72-20Alt=002826Lar=001884LargOri=004244AltOri=006367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6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6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618-20Alt=002828Lar=001884LargOri=004259AltOri=006392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7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6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664-20Alt=002830Lar=001884LargOri=004255AltOri=006391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0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Resenha sobre Rumo Norte</text:p>
          </table:table-cell>
          <table:table-cell/>
          <table:table-cell office:value-type="string" calcext:value-type="string">
            <text:p>I0202227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202227-20Alt=002934Lar=001884LargOri=004379AltOri=006819.JPG</text:p>
          </table:table-cell>
          <table:table-cell office:value-type="string" calcext:value-type="string">
            <text:p>Palmas para a cantora Irene Portela que ela mere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4 (1)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Joanna, Fátima Guedes e Thereza Tinoco</text:p>
          </table:table-cell>
          <table:table-cell table:content-validation-name="val2" office:value-type="string" calcext:value-type="string">
            <text:p>Citada em uma critica à três outras cantoras.</text:p>
          </table:table-cell>
          <table:table-cell/>
          <table:table-cell office:value-type="string" calcext:value-type="string">
            <text:p>I020238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2385-20Alt=002968Lar=001884LargOri=004344AltOri=006844.JPG</text:p>
          </table:table-cell>
          <table:table-cell office:value-type="string" calcext:value-type="string">
            <text:p>Três cantoras vendem o produto (comercial) das suas criações, terceira coluna e “primeiro”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Ganhou o troféu Mambembe na categoria grupo ou movimento em 78. Músicas de Irene e Pini.</text:p>
          </table:table-cell>
          <table:table-cell office:value-type="string" calcext:value-type="string">
            <text:p>Teatro Glauce Rocha - Av. Rio Branco, 179, Centro, Rio de Janeiro, RJ</text:p>
          </table:table-cell>
          <table:table-cell office:value-type="string" calcext:value-type="string">
            <text:p>I0202530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2530-20Alt=002924Lar=001884LargOri=004353AltOri=006758.JPG</text:p>
          </table:table-cell>
          <table:table-cell office:value-type="string" calcext:value-type="string">
            <text:p>Anistia para os textos censurados, Em um ato, última coluna no me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Glauce Rocha - Av. Rio Branco, 179, Centro, Rio de Janeiro, RJ</text:p>
          </table:table-cell>
          <table:table-cell office:value-type="string" calcext:value-type="string">
            <text:p>I020269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2692-20Alt=002902Lar=001884LargOri=004439AltOri=006840.JPG</text:p>
          </table:table-cell>
          <table:table-cell office:value-type="string" calcext:value-type="string">
            <text:p>Teatro, Uma notícia anunciada por bonecos: Palomar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Breve resenha de Rumo Norte</text:p>
          </table:table-cell>
          <table:table-cell/>
          <table:table-cell office:value-type="string" calcext:value-type="string">
            <text:p>I020313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3132-20Alt=002916Lar=001884LargOri=004452AltOri=006894.JPG</text:p>
          </table:table-cell>
          <table:table-cell office:value-type="string" calcext:value-type="string">
            <text:p>A sonora ascensão das mulheres, quart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Entrevista de lançamento do disco Rumo Norte (foto).</text:p>
          </table:table-cell>
          <table:table-cell/>
          <table:table-cell office:value-type="string" calcext:value-type="string">
            <text:p>4259775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59775.png</text:p>
          </table:table-cell>
          <table:table-cell office:value-type="string" calcext:value-type="string">
            <text:p>Irene Portela busca Rumo Norte, no Su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239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Sobre o lançamento de Rumo Norte</text:p>
          </table:table-cell>
          <table:table-cell/>
          <table:table-cell office:value-type="string" calcext:value-type="string">
            <text:p>I0141564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141564-20Alt=002834Lar=001884LargOri=004286AltOri=006447.JPG</text:p>
          </table:table-cell>
          <table:table-cell office:value-type="string" calcext:value-type="string">
            <text:p>As novas musas da MPB, review de lançamento do Rumo Nor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63423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3423.png</text:p>
          </table:table-cell>
          <table:table-cell office:value-type="string" calcext:value-type="string">
            <text:p>Uma visão menos elitista dos menores abandonados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Sobre a peça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6342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3428.png</text:p>
          </table:table-cell>
          <table:table-cell office:value-type="string" calcext:value-type="string">
            <text:p>As promessas dentro da caixa, segund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Brevíssima crítica sobre Rumo Norte.</text:p>
          </table:table-cell>
          <table:table-cell/>
          <table:table-cell office:value-type="string" calcext:value-type="string">
            <text:p>426392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3923.png</text:p>
          </table:table-cell>
          <table:table-cell office:value-type="string" calcext:value-type="string">
            <text:p>A invasão dos discos femininos, segunda coluna e quart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0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91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79</text:p>
          </table:table-cell>
          <table:table-cell table:content-validation-name="val2" office:value-type="string" calcext:value-type="string">
            <text:p>“Eu acho o Festival importantíssimo para as pessoas mostrarem o seu trabalho, divulgando o artista junto ao grande público.”</text:p>
          </table:table-cell>
          <table:table-cell/>
          <table:table-cell office:value-type="string" calcext:value-type="string">
            <text:p>I0070476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070476-2Alt=002692Lar=001884LargOri=003969AltOri=005674.JPG</text:p>
          </table:table-cell>
          <table:table-cell office:value-type="string" calcext:value-type="string">
            <text:p>O Brasil fica sabendo o que está acontecendo com a MPB, 2a. coluna, final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0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03 (1)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Reportagem sobre as inúmeras cantoras que foram lançadas nos últimos anos e sua performance de vendas. Destacado só um trecho para contextualizar um pouco em que momento é mencionada a Irene.</text:p>
          </table:table-cell>
          <table:table-cell/>
          <table:table-cell office:value-type="string" calcext:value-type="string">
            <text:p>I02076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7654-20Alt=002449Lar=001884LargOri=004821AltOri=006267.JPG</text:p>
          </table:table-cell>
          <table:table-cell office:value-type="string" calcext:value-type="string">
            <text:p>terceira coluna e quarta coluna</text:p>
          </table:table-cell>
          <table:table-cell office:value-type="string" calcext:value-type="string">
            <text:p>I0207653-20Alt=002449Lar=001884LargOri=004821AltOri=006267.JPG;I0207652-20Alt=002449Lar=001884LargOri=004821AltOri=006267.JPG;I0207651-20Alt=002449Lar=001884LargOri=004821AltOri=006267.JP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9.11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a Repúblic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0005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nda Pífanos de Caruaru</text:p>
          </table:table-cell>
          <table:table-cell table:content-validation-name="val2" office:value-type="string" calcext:value-type="string">
            <text:p>Participação especial de Irene no show da Banda de Pífaros de Caruaru</text:p>
          </table:table-cell>
          <table:table-cell office:value-type="string" calcext:value-type="string">
            <text:p>Teatro Tuca - Rua Monte Alegre, 1024, São Paulo, SP</text:p>
          </table:table-cell>
          <table:table-cell office:value-type="string" calcext:value-type="string">
            <text:p>I00010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1008-2Alt=003057Lar=001884LargOri=004413AltOri=007160.JPG</text:p>
          </table:table-cell>
          <table:table-cell office:value-type="string" calcext:value-type="string">
            <text:p>Show e música, Em cartaz, 3a. coluna, Banda de Pífanos de Caruaru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1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29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office:value-type="string" calcext:value-type="string">
            <text:p>I014494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4945-20Alt=002853Lar=001884LargOri=004260AltOri=006450.JPG</text:p>
          </table:table-cell>
          <table:table-cell office:value-type="string" calcext:value-type="string">
            <text:p>Pixinguinha, ao centro e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3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O jornalista destacou Rumo Norte como um dos melhores discos do ano.</text:p>
          </table:table-cell>
          <table:table-cell/>
          <table:table-cell office:value-type="string" calcext:value-type="string">
            <text:p>I0211013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211013-20Alt=002943Lar=001884LargOri=004302AltOri=006723.JPG</text:p>
          </table:table-cell>
          <table:table-cell office:value-type="string" calcext:value-type="string">
            <text:p>Rumo Norte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4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 office:value-type="string" calcext:value-type="string">
            <text:p>“magote de argentinos”</text:p>
          </table:table-cell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I02110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11054-20Alt=002943Lar=001884LargOri=004302AltOri=006723.JPG</text:p>
          </table:table-cell>
          <table:table-cell office:value-type="string" calcext:value-type="string">
            <text:p>Guarujá - o verão de 1980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3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6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Irene mencionada como uma das revelações do ano.</text:p>
          </table:table-cell>
          <table:table-cell/>
          <table:table-cell office:value-type="string" calcext:value-type="string">
            <text:p>I021118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11186-20Alt=002977Lar=001884LargOri=004351AltOri=006874.JPG</text:p>
          </table:table-cell>
          <table:table-cell office:value-type="string" calcext:value-type="string">
            <text:p>Luzes e sombras no ano musical, primeira coluna, terceiro tópic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309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 e José Milton</text:p>
          </table:table-cell>
          <table:table-cell/>
          <table:table-cell office:value-type="string" calcext:value-type="string">
            <text:p>I014523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5230-2Alt=002590Lar=001884LargOri=004231AltOri=005817.JPG</text:p>
          </table:table-cell>
          <table:table-cell office:value-type="string" calcext:value-type="string">
            <text:p>Projeto Pixinguinha completa os 3 anos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8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/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I000007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0078-2Alt=002963Lar=001884LargOri=004236AltOri=006659.JPG</text:p>
          </table:table-cell>
          <table:table-cell office:value-type="string" calcext:value-type="string">
            <text:p>Festival de Verão do Guarujá, 1a. coluna última l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ião de Viola</text:p>
          </table:table-cell>
          <table:table-cell table:content-validation-name="val2" office:value-type="string" calcext:value-type="string">
            <text:p>Show de Sebastião Marinho e João Quindingues com participação de Irene cantando canções do seu disco.</text:p>
          </table:table-cell>
          <table:table-cell office:value-type="string" calcext:value-type="string">
            <text:p>Teatro Abertura – Largo Padre Péricles, 5, Perdizes, São Paulo, SP</text:p>
          </table:table-cell>
          <table:table-cell office:value-type="string" calcext:value-type="string">
            <text:p>442962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29626.png</text:p>
          </table:table-cell>
          <table:table-cell office:value-type="string" calcext:value-type="string">
            <text:p>Shows, Baião de vio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Vários artistas, inclusive Pifaros de Caruaru e Elomar.</text:p>
          </table:table-cell>
          <table:table-cell office:value-type="string" calcext:value-type="string">
            <text:p>Centro de Convivência de Campinas – Praça Imprensa Fluminense, Cambuí, Campinas, SP</text:p>
          </table:table-cell>
          <table:table-cell office:value-type="string" calcext:value-type="string">
            <text:p>44302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249.png</text:p>
          </table:table-cell>
          <table:table-cell office:value-type="string" calcext:value-type="string">
            <text:p>Shows, 2<text:span text:style-name="T2">a</text:span> coluna, Perspectivas para a música…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/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44305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504.png</text:p>
          </table:table-cell>
          <table:table-cell office:value-type="string" calcext:value-type="string">
            <text:p>Festival, 2<text:span text:style-name="T2">o</text:span> pará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Primeiro Especial de MPB na RTC (Canal 2)</text:p>
          </table:table-cell>
          <table:table-cell table:content-validation-name="val2" office:value-type="string" calcext:value-type="string">
            <text:p>Primeiro especial de MPB no canal RTC (Canal 2) com participação de Baden Powell (foto), Silvia Maria, Marcus Vinícius, Irene Portela e Luís Carlos Maranhão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4306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688.png</text:p>
          </table:table-cell>
          <table:table-cell office:value-type="string" calcext:value-type="string">
            <text:p>Destaques de hoje na televisão, 2<text:span text:style-name="T2">a</text:span> coluna ao centr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 office:value-type="string" calcext:value-type="string">
            <text:p>Texto sobre o Festival de Verão do Guarujá 80</text:p>
          </table:table-cell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4431163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31163.png</text:p>
          </table:table-cell>
          <table:table-cell office:value-type="string" calcext:value-type="string">
            <text:p>Samba, a atração principal do Festival do Guarujá 80, 2<text:span text:style-name="T2">a</text:span> coluna fim do 1<text:span text:style-name="T2">o</text:span> paragrá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Mais uma temporada do espetácul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16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167.png</text:p>
          </table:table-cell>
          <table:table-cell office:value-type="string" calcext:value-type="string">
            <text:p>“Ao Acaso das Ruas”, de novo em cartaz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3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300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 (foto)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44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31448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6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611.png</text:p>
          </table:table-cell>
          <table:table-cell office:value-type="string" calcext:value-type="string">
            <text:p>Teatro, 2<text:span text:style-name="T2">a</text:span> coluna ao centro abaix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97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Sala Funarte</text:p>
          </table:table-cell>
          <table:table-cell table:content-validation-name="val2"/>
          <table:table-cell/>
          <table:table-cell office:value-type="string" calcext:value-type="string">
            <text:p>I00015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1534-2Alt=002974Lar=001884LargOri=004288AltOri=006767.JPG</text:p>
          </table:table-cell>
          <table:table-cell office:value-type="string" calcext:value-type="string">
            <text:p>“Show” no centro agora é na sala Funarte, 3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298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9825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01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102.png</text:p>
          </table:table-cell>
          <table:table-cell office:value-type="string" calcext:value-type="string">
            <text:p>Teatro, 3<text:span text:style-name="T2">a</text:span> coluna ao centro abaix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05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543.png</text:p>
          </table:table-cell>
          <table:table-cell office:value-type="string" calcext:value-type="string">
            <text:p>Teatro, 2<text:span text:style-name="T2">a</text:span> coluna ao centro abaix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 e Folhetim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Participação de Irene (foto) e Marcus Vinícius no programa Ponto de Encontro, eles cantam e falam de suas regiões de origem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230565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30565.png</text:p>
          </table:table-cell>
          <table:table-cell office:value-type="string" calcext:value-type="string">
            <text:p>Destaques de hoje na televisão, 2a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131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1313.png</text:p>
          </table:table-cell>
          <table:table-cell office:value-type="string" calcext:value-type="string">
            <text:p>Teatro, 1<text:span text:style-name="T2">a</text:span> coluna embaix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25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2504.png</text:p>
          </table:table-cell>
          <table:table-cell office:value-type="string" calcext:value-type="string">
            <text:p>Teatro, 1<text:span text:style-name="T2">a</text:span> coluna centro, “Ao Acaso das Ruas”, no me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297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2977.png</text:p>
          </table:table-cell>
          <table:table-cell office:value-type="string" calcext:value-type="string">
            <text:p>Teatro, 1<text:span text:style-name="T2">a</text:span> coluna centr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 (foto), último dia de apresentação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32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3295.png</text:p>
          </table:table-cell>
          <table:table-cell office:value-type="string" calcext:value-type="string">
            <text:p>Teatr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3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Participação de Irene (foto) e Marcus Vinícius no programa Ponto de Encontro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23006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062.png</text:p>
          </table:table-cell>
          <table:table-cell office:value-type="string" calcext:value-type="string">
            <text:p>Destaques de hoje na televisão, 2a coluna, penu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3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Marcos Vinicius</text:p>
          </table:table-cell>
          <table:table-cell/>
          <table:table-cell office:value-type="string" calcext:value-type="string">
            <text:p>4230953h.png</text:p>
          </table:table-cell>
          <table:table-cell table:content-validation-name="val3"/>
          <table:table-cell office:value-type="string" calcext:value-type="string">
            <text:p>4230953.png</text:p>
          </table:table-cell>
          <table:table-cell office:value-type="string" calcext:value-type="string">
            <text:p>Destaques de hoje na televisão, 2a coluna, penu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Descrição do formato d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35342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35342.png</text:p>
          </table:table-cell>
          <table:table-cell office:value-type="string" calcext:value-type="string">
            <text:p>Diversos cantores no “Projeto Musical Funarte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 Participação especial de Fabio Leal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0683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831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 Participação especial de Fabio Leal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0752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527.png</text:p>
          </table:table-cell>
          <table:table-cell office:value-type="string" calcext:value-type="string">
            <text:p>Shows, 2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075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560.png</text:p>
          </table:table-cell>
          <table:table-cell office:value-type="string" calcext:value-type="string">
            <text:p>As novas cantoras do rádio, 5<text:span text:style-name="T2">a</text:span> linha, 5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093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0931.png</text:p>
          </table:table-cell>
          <table:table-cell office:value-type="string" calcext:value-type="string">
            <text:p>As novas cantoras do rádio, 4<text:span text:style-name="T2">a</text:span> linha, 2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Vagando” de Rosa Maria</text:p>
          </table:table-cell>
          <table:table-cell table:content-validation-name="val2" office:value-type="string" calcext:value-type="string">
            <text:p>Critica de lançamento do disco “Vagando” de Rosa Maria</text:p>
          </table:table-cell>
          <table:table-cell/>
          <table:table-cell office:value-type="string" calcext:value-type="string">
            <text:p>4311466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1466.png</text:p>
          </table:table-cell>
          <table:table-cell office:value-type="string" calcext:value-type="string">
            <text:p>Um novo espaço para Rosa Maria na MPB, 3<text:span text:style-name="T2">o</text:span>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1466h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466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Vagando” de Rosa Maria</text:p>
          </table:table-cell>
          <table:table-cell table:content-validation-name="val2" office:value-type="string" calcext:value-type="string">
            <text:p>Breve descrição do disco “Vagando” lançado por Rosa Maria</text:p>
          </table:table-cell>
          <table:table-cell/>
          <table:table-cell office:value-type="string" calcext:value-type="string">
            <text:p>431147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475.png</text:p>
          </table:table-cell>
          <table:table-cell office:value-type="string" calcext:value-type="string">
            <text:p>Fortes muda de gênero, Bennett prepara a chegada, 2<text:span text:style-name="T2">o</text:span>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182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822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221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217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5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as cantoras e descrição do formato d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2697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2697.png</text:p>
          </table:table-cell>
          <table:table-cell office:value-type="string" calcext:value-type="string">
            <text:p>As novas cantoras do rádio, 1<text:span text:style-name="T2">o</text:span> paragrafo e 1<text:span text:style-name="T2">o</text:span> da 2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A Luta Democratica : Um jornal de luta feito por homens que lutam pelos que não podem luta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794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/>
          <table:table-cell office:value-type="string" calcext:value-type="string">
            <text:p>I00665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6595-2Alt=002929Lar=001884LargOri=004152AltOri=006454.JPG</text:p>
          </table:table-cell>
          <table:table-cell office:value-type="string" calcext:value-type="string">
            <text:p>A noite é o espetácul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Vários: Teatro Dulcina - Rua Alcindo Guanabara, 17, Centro, Rio de Janeiro, RJ; Teatro Sesc - Av. Automóvel Clube, 66, Centro, São João de Meriti, RJ; Teatro Rondon Pacheco - Rua Santos Dumont, 517, Centro, Uberlândia, MG; Teatro do Centro de Convivência - Praça Imprensa Fluminense, Cambuí, Campinas, SP; Teatro Cacilda Becker - Praça Samuel Sabatini, 50, Centro, São Bernardo do Campo, SP; Teatro Ouro Verde - Rua Maranhão, 85, Centro, Londrina, PR; Teatro Álvaro de Carvalho - Rua Marechal Guilherme, 26, Centro, Florianópolis, SC; Teatro Carlos Gomes – Rua XV de Novembro, 1181, Centro, Blumenau, SC</text:p>
          </table:table-cell>
          <table:table-cell office:value-type="string" calcext:value-type="string">
            <text:p>I000736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7367-2Alt=002998Lar=001884LargOri=004257AltOri=006774.JPG</text:p>
          </table:table-cell>
          <table:table-cell office:value-type="string" calcext:value-type="string">
            <text:p>Contraponto, Em trânsito, 1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5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Em notícia de shows do Gil e Jimmy Cliff, o jornalista destaca o show da Irene pel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785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7854.png</text:p>
          </table:table-cell>
          <table:table-cell office:value-type="string" calcext:value-type="string">
            <text:p>Gil e Jimmy Cliff, para ninguém perder, 1<text:span text:style-name="T2">a</text:span> coluna no fi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o show nomeado de “Dia de Festa” que foi apresentado no Projeto Musical Funarte. Breve entrevista.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099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18099.png</text:p>
          </table:table-cell>
          <table:table-cell office:value-type="string" calcext:value-type="string">
            <text:p>Irene Portela, música e poesi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10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810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23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230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3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386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 (foto)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544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1854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488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488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51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Vários: Teatro Dulcina - Rua Alcindo Guanabara, 17, Centro, Rio de Janeiro, RJ; Teatro Sesc - Av. Automóvel Clube, 66, Centro, São João de Meriti, RJ; Teatro Rondon Pacheco - Rua Santos Dumont, 517, Centro, Uberlândia, MG; Teatro do Centro de Convivência - Praça Imprensa Fluminense, Cambuí, Campinas, SP; Teatro Cacilda Becker - Praça Samuel Sabatini, 50, Centro, São Bernardo do Campo, SP; Teatro Ouro Verde - Rua Maranhão, 85, Centro, Londrina, PR; Teatro Álvaro de Carvalho - Rua Marechal Guilherme, 26, Centro, Florianópolis, SC; Teatro Carlos Gomes – Rua XV de Novembro, 1181, Centro, Blumenau, SC</text:p>
          </table:table-cell>
          <table:table-cell office:value-type="string" calcext:value-type="string">
            <text:p>I01421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2119-2Alt=002787Lar=001884LargOri=004422AltOri=006542.JPG</text:p>
          </table:table-cell>
          <table:table-cell office:value-type="string" calcext:value-type="string">
            <text:p>Projetos, Roteiro e as duplas, 2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7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5786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98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5987.png</text:p>
          </table:table-cell>
          <table:table-cell office:value-type="string" calcext:value-type="string">
            <text:p>Shows, Irene Portela, cen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99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5998.png</text:p>
          </table:table-cell>
          <table:table-cell office:value-type="string" calcext:value-type="string">
            <text:p>As novas cantoras do rádio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616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6162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 (foto)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6458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46458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6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4<text:span text:style-name="T2">a</text:span> Semana Guiomar Novaes em São João da Boa vista</text:p>
          </table:table-cell>
          <table:table-cell table:content-validation-name="val2" office:value-type="string" calcext:value-type="string">
            <text:p>A semana cultural contou com a participação de Irene, Toquinho e a Banda de Pífanos de Caruaru; entre outros</text:p>
          </table:table-cell>
          <table:table-cell/>
          <table:table-cell office:value-type="string" calcext:value-type="string">
            <text:p>4246882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6882.png</text:p>
          </table:table-cell>
          <table:table-cell office:value-type="string" calcext:value-type="string">
            <text:p>Regional, São João fará a programação Guiomar Nova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3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234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08234-2Alt=002976Lar=001884LargOri=004270AltOri=006744.JPG</text:p>
          </table:table-cell>
          <table:table-cell office:value-type="string" calcext:value-type="string">
            <text:p>A surpresa é Agnaldo Timóteo, 3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1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3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5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537-2Alt=003015Lar=001884LargOri=004272AltOri=006837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3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58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587-2Alt=003019Lar=001884LargOri=004268AltOri=006838.JPG</text:p>
          </table:table-cell>
          <table:table-cell office:value-type="string" calcext:value-type="string">
            <text:p>Show, 1a. coluna de atrações, penúltima atração, 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Teatro Sesc - Av. Automóvel Clube, 66, Centro, São João de Meriti, RJ</text:p>
          </table:table-cell>
          <table:table-cell office:value-type="string" calcext:value-type="string">
            <text:p>I000881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813-2Alt=002978Lar=001884LargOri=004228AltOri=006682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1980.06.25</text:p>
          </table:table-cell>
          <table:table-cell table:style-name="ce3" office:value-type="string" calcext:value-type="string">
            <text:p>Hemeroteca da Biblioteca Nacional</text:p>
          </table:table-cell>
          <table:table-cell table:style-name="ce3" office:value-type="string" calcext:value-type="string">
            <text:p>A Luta Democratica : Um jornal de luta feito por homens que lutam pelos que não podem lutar</text:p>
          </table:table-cell>
          <table:table-cell table:style-name="ce3" office:value-type="string" calcext:value-type="string">
            <text:p>RJ</text:p>
          </table:table-cell>
          <table:table-cell table:style-name="ce3" office:value-type="string" calcext:value-type="string">
            <text:p>Edição 07963</text:p>
          </table:table-cell>
          <table:table-cell table:style-name="ce3" table:content-validation-name="val1" office:value-type="string" calcext:value-type="string">
            <text:p>Show</text:p>
          </table:table-cell>
          <table:table-cell table:style-name="ce3" office:value-type="string" calcext:value-type="string">
            <text:p>Projeto Pixinguinha</text:p>
          </table:table-cell>
          <table:table-cell table:style-name="ce3" table:content-validation-name="val2" office:value-type="string" calcext:value-type="string">
            <text:p>Com Quinteto Violado e Elomar</text:p>
          </table:table-cell>
          <table:table-cell table:style-name="ce3" office:value-type="string" calcext:value-type="string">
            <text:p>Teatro Dulcina - Rua Alcindo Guanabara, 17, Centro, Rio de Janeiro, RJ</text:p>
          </table:table-cell>
          <table:table-cell table:style-name="ce3" office:value-type="string" calcext:value-type="string">
            <text:p>I0066793.png</text:p>
          </table:table-cell>
          <table:table-cell table:style-name="ce3" table:content-validation-name="val3" office:value-type="string" calcext:value-type="string">
            <text:p>Baixo</text:p>
          </table:table-cell>
          <table:table-cell table:style-name="ce3" office:value-type="string" calcext:value-type="string">
            <text:p>I0066793-2Alt=002911Lar=001884LargOri=004197AltOri=006484.JPG</text:p>
          </table:table-cell>
          <table:table-cell table:style-name="ce3" office:value-type="string" calcext:value-type="string">
            <text:p>A noite é o espetáculo, 4o. bloco.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1980.06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Teatro Sesc - Av. Automóvel Clube, 66, Centro, São João de Meriti, RJ</text:p>
          </table:table-cell>
          <table:table-cell office:value-type="string" calcext:value-type="string">
            <text:p>I000885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851-2Alt=002975Lar=001884LargOri=004232AltOri=006683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7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Região Sul</text:p>
          </table:table-cell>
          <table:table-cell office:value-type="string" calcext:value-type="string">
            <text:p>I001024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244-2Alt=002426Lar=001453LargOri=003906AltOri=006521.JPG</text:p>
          </table:table-cell>
          <table:table-cell office:value-type="string" calcext:value-type="string">
            <text:p>Quinteto Violado… 1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nfiteatro Cacilda Becker – Paço Municipal, Praça Samuel Sabatini, 50, Centro, São Bernardo do Campo, SP</text:p>
          </table:table-cell>
          <table:table-cell office:value-type="string" calcext:value-type="string">
            <text:p>432085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20854.png</text:p>
          </table:table-cell>
          <table:table-cell office:value-type="string" calcext:value-type="string">
            <text:p>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3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Equatorial” de Teti</text:p>
          </table:table-cell>
          <table:table-cell table:content-validation-name="val2" office:value-type="string" calcext:value-type="string">
            <text:p>Crítica do disco da Teti, o autor comenta brevemente sobre a convicção da Irene</text:p>
          </table:table-cell>
          <table:table-cell/>
          <table:table-cell office:value-type="string" calcext:value-type="string">
            <text:p>I000918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9189-2Alt=002936Lar=001884LargOri=004277AltOri=006664.JPG</text:p>
          </table:table-cell>
          <table:table-cell office:value-type="string" calcext:value-type="string">
            <text:p>Quixadá já tem a sua cantora de Bossa Nova, 2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38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3880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41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149.png</text:p>
          </table:table-cell>
          <table:table-cell office:value-type="string" calcext:value-type="string">
            <text:p>Shows, 2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47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708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7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Donana era um monólogo</text:p>
          </table:table-cell>
          <table:table-cell office:value-type="string" calcext:value-type="string">
            <text:p>Teatro Leopoldo Fróes – Rua Manoel de Abreu 16, Centro, Niterói, RJ</text:p>
          </table:table-cell>
          <table:table-cell office:value-type="string" calcext:value-type="string">
            <text:p>I001062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629-2Alt=002969Lar=001884LargOri=004279AltOri=006744.JPG</text:p>
          </table:table-cell>
          <table:table-cell office:value-type="string" calcext:value-type="string">
            <text:p>Teatro, segundo bloco, terceira coluna, Donana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Fonte Nova” de Chico Maranhão</text:p>
          </table:table-cell>
          <table:table-cell table:content-validation-name="val2" office:value-type="string" calcext:value-type="string">
            <text:p>Breve crítica do disco “Fonte Nova” do Chico Maranhão</text:p>
          </table:table-cell>
          <table:table-cell/>
          <table:table-cell office:value-type="string" calcext:value-type="string">
            <text:p>425857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58574.png</text:p>
          </table:table-cell>
          <table:table-cell office:value-type="string" calcext:value-type="string">
            <text:p>Discos/Lançamentos, 2<text:span text:style-name="T2">a</text:span> coluna, centro, Chico Maranhã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Anuncio do show de Deo Lopes</text:p>
          </table:table-cell>
          <table:table-cell table:content-validation-name="val2"/>
          <table:table-cell office:value-type="string" calcext:value-type="string">
            <text:p>Teatro Tuquinha – Rua Monte Alegre, 1024, Perdizes, São Paulo, SP</text:p>
          </table:table-cell>
          <table:table-cell office:value-type="string" calcext:value-type="string">
            <text:p>42591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59170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 office:value-type="string" calcext:value-type="string">
            <text:p>Anúncio.</text:p>
          </table:table-cell>
          <table:table-cell table:style-name="ce3" office:value-type="string" calcext:value-type="string">
            <text:p>Teatro do Bexiga – Rua Rui Barbosa, 672, Bela Vista, São Paulo, SP</text:p>
          </table:table-cell>
          <table:table-cell office:value-type="string" calcext:value-type="string">
            <text:p>43247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711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 office:value-type="string" calcext:value-type="string">
            <text:p>Breve descrição.</text:p>
          </table:table-cell>
          <table:table-cell table:style-name="ce3" office:value-type="string" calcext:value-type="string">
            <text:p>Teatro do Bexiga – Rua Rui Barbosa, 672, Bela Vista, São Paulo, SP</text:p>
          </table:table-cell>
          <table:table-cell office:value-type="string" calcext:value-type="string">
            <text:p>4324745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24745.png</text:p>
          </table:table-cell>
          <table:table-cell office:value-type="string" calcext:value-type="string">
            <text:p>Shows, Transe, coração e venen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 office:value-type="string" calcext:value-type="string">
            <text:p>Anúncio.</text:p>
          </table:table-cell>
          <table:table-cell table:style-name="ce3" office:value-type="string" calcext:value-type="string">
            <text:p>Teatro do Bexiga – Rua Rui Barbosa, 672, Bela Vista, São Paulo, SP</text:p>
          </table:table-cell>
          <table:table-cell office:value-type="string" calcext:value-type="string">
            <text:p>432495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955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073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0738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09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0943.png</text:p>
          </table:table-cell>
          <table:table-cell office:value-type="string" calcext:value-type="string">
            <text:p>Headline e 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112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112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Maricene” de Maricene Costa</text:p>
          </table:table-cell>
          <table:table-cell table:content-validation-name="val2" office:value-type="string" calcext:value-type="string">
            <text:p>“Bailarina”, composição de Irene, para a peça “Três Dias Com Donana” de 1974</text:p>
          </table:table-cell>
          <table:table-cell table:style-name="ce3"/>
          <table:table-cell office:value-type="string" calcext:value-type="string">
            <text:p>426192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1927.png</text:p>
          </table:table-cell>
          <table:table-cell office:value-type="string" calcext:value-type="string">
            <text:p>Maricene grava enfim seu LP, 1<text:span text:style-name="T2">o</text:span> paragrafo e 1<text:span text:style-name="T2">o</text:span> da 2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227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2272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244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244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259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2593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1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o show de Cauby Peixoto.</text:p>
          </table:table-cell>
          <table:table-cell table:style-name="ce3"/>
          <table:table-cell office:value-type="string" calcext:value-type="string">
            <text:p>427014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0147.png</text:p>
          </table:table-cell>
          <table:table-cell office:value-type="string" calcext:value-type="string">
            <text:p>Espetáculos arejados, com Caubi e Matogrosso, final do 2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Folhin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: Arte Escola Formação e Informação</text:p>
          </table:table-cell>
          <table:table-cell table:content-validation-name="val2" office:value-type="string" calcext:value-type="string">
            <text:p>Teatro Célia Helena</text:p>
          </table:table-cell>
          <table:table-cell table:style-name="ce3"/>
          <table:table-cell office:value-type="string" calcext:value-type="string">
            <text:p>433123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31237.png</text:p>
          </table:table-cell>
          <table:table-cell office:value-type="string" calcext:value-type="string">
            <text:p>A “barra” está em cartaz, 6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2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: Arte Escola Formação e Informação</text:p>
          </table:table-cell>
          <table:table-cell table:content-validation-name="val2" office:value-type="string" calcext:value-type="string">
            <text:p>Teatro Célia Helena</text:p>
          </table:table-cell>
          <table:table-cell table:style-name="ce3"/>
          <table:table-cell office:value-type="string" calcext:value-type="string">
            <text:p>42756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602.png</text:p>
          </table:table-cell>
          <table:table-cell office:value-type="string" calcext:value-type="string">
            <text:p>A temporada nas peruas do SNT, 2<text:span text:style-name="T2">a</text:span> coluna, 2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2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" office:value-type="string" calcext:value-type="string">
            <text:p>Bar do IAB – Rua Bento Freitas, 306, República, São Paulo, SP</text:p>
          </table:table-cell>
          <table:table-cell office:value-type="string" calcext:value-type="string">
            <text:p>433231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32316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com Eliane Estevã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" office:value-type="string" calcext:value-type="string">
            <text:p>Taverna Boêmia – Rua Treze de Maio, 37, Bela Vista, São Paulo, SP</text:p>
          </table:table-cell>
          <table:table-cell office:value-type="string" calcext:value-type="string">
            <text:p>430281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2810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Foto</text:p>
          </table:table-cell>
          <table:table-cell table:style-name="ce3" office:value-type="string" calcext:value-type="string">
            <text:p>Bar Assanhado – Rua Abílio Soares, 201, Paraíso, São Paulo, SP</text:p>
          </table:table-cell>
          <table:table-cell office:value-type="string" calcext:value-type="string">
            <text:p>4306077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0607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 table:style-name="ce3" office:value-type="string" calcext:value-type="string">
            <text:p>Bar Assanhado – Rua Abílio Soares, 201, Paraíso, São Paulo, SP</text:p>
          </table:table-cell>
          <table:table-cell office:value-type="string" calcext:value-type="string">
            <text:p>430611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116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636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366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671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716.png</text:p>
          </table:table-cell>
          <table:table-cell office:value-type="string" calcext:value-type="string">
            <text:p>Shows, 1<text:span text:style-name="T2">a</text:span> coluna no final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705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053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7334h.png</text:p>
          </table:table-cell>
          <table:table-cell table:content-validation-name="val3" office:value-type="string" calcext:value-type="string">
            <text:p>Baixo</text:p>
          </table:table-cell>
          <table:table-cell table:style-name="ce3" office:value-type="string" calcext:value-type="string">
            <text:p>4307334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779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794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90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000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4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Nova temporada</text:p>
          </table:table-cell>
          <table:table-cell office:value-type="string" calcext:value-type="string">
            <text:p>Biblioteca Mário de Andrade – Rua da Consolação, 94, República, São Paulo, SP</text:p>
          </table:table-cell>
          <table:table-cell office:value-type="string" calcext:value-type="string">
            <text:p>430901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019.png</text:p>
          </table:table-cell>
          <table:table-cell office:value-type="string" calcext:value-type="string">
            <text:p>Bonecos contam tragedia de Palomar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93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349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309725h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725.png</text:p>
          </table:table-cell>
          <table:table-cell office:value-type="string" calcext:value-type="string">
            <text:p>Headline, 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97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725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1000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0009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1054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0548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317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25317-20Alt=003009Lar=001884LargOri=004230AltOri=006753.JPG</text:p>
          </table:table-cell>
          <table:table-cell office:value-type="string" calcext:value-type="string">
            <text:p>O som nosso de cada dia, Pauta Nordestina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408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25408-2Alt=003044Lar=001884LargOri=004243AltOri=006856.JPG</text:p>
          </table:table-cell>
          <table:table-cell office:value-type="string" calcext:value-type="string">
            <text:p>Show, Sem entusiasm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46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468-2Alt=003033Lar=001884LargOri=004182AltOri=006732.JPG</text:p>
          </table:table-cell>
          <table:table-cell office:value-type="string" calcext:value-type="string">
            <text:p>Show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0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05-2Alt=003037Lar=001884LargOri=004177AltOri=006734.JPG</text:p>
          </table:table-cell>
          <table:table-cell office:value-type="string" calcext:value-type="string">
            <text:p>Show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0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4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43-2Alt=003041Lar=001884LargOri=004209AltOri=006795.JPG</text:p>
          </table:table-cell>
          <table:table-cell office:value-type="string" calcext:value-type="string">
            <text:p>Show, 2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8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86-2Alt=003033Lar=001884LargOri=004211AltOri=006778.JPG</text:p>
          </table:table-cell>
          <table:table-cell office:value-type="string" calcext:value-type="string">
            <text:p>Show, penúltima coluna do lado direito da mão da cantora da foto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6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618-2Alt=003028Lar=001884LargOri=004216AltOri=006774.JPG</text:p>
          </table:table-cell>
          <table:table-cell office:value-type="string" calcext:value-type="string">
            <text:p>Show, 3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6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5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7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795-2Alt=002941Lar=001884LargOri=004323AltOri=006748.JPG</text:p>
          </table:table-cell>
          <table:table-cell office:value-type="string" calcext:value-type="string">
            <text:p>Show, 1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6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83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831-2Alt=002958Lar=001884LargOri=004270AltOri=006706.JPG</text:p>
          </table:table-cell>
          <table:table-cell office:value-type="string" calcext:value-type="string">
            <text:p>Show, 4a. coluna, Irene Portela e Eliana Estevã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6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87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870-2Alt=002995Lar=001884LargOri=004310AltOri=006853.JPG</text:p>
          </table:table-cell>
          <table:table-cell office:value-type="string" calcext:value-type="string">
            <text:p>Show, 3<text:span text:style-name="T2">a</text:span>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848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Coração de Indio” de Carlos Pita</text:p>
          </table:table-cell>
          <table:table-cell table:content-validation-name="val2" office:value-type="string" calcext:value-type="string">
            <text:p>Lançamento do segundo elepê do Carlos Pita com participação especial de Irene na música "Casa das Flautas"</text:p>
          </table:table-cell>
          <table:table-cell/>
          <table:table-cell office:value-type="string" calcext:value-type="string">
            <text:p>I0147429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47429-2Alt=002982Lar=001884LargOri=004354AltOri=006892.JPG</text:p>
          </table:table-cell>
          <table:table-cell office:value-type="string" calcext:value-type="string">
            <text:p>O bom Carlos Pita, 3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8847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08847.png</text:p>
          </table:table-cell>
          <table:table-cell office:value-type="string" calcext:value-type="string">
            <text:p>Circo Mal-Me-Quer, um novo espaço musical na cida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 (foto)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8860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08860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936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09366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960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09601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1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0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Circo Mal-me-quer</text:p>
          </table:table-cell>
          <table:table-cell table:content-validation-name="val2" office:value-type="string" calcext:value-type="string">
            <text:p>Inauguração do espaço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I00326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2622-2Alt=002960Lar=001884LargOri=004280AltOri=006724.JPG</text:p>
          </table:table-cell>
          <table:table-cell office:value-type="string" calcext:value-type="string">
            <text:p>O som nosso de cada dia, Espaços Abertos, 3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2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Lançamento do livro “O movimento de mulheres, suas perspectivas”</text:p>
          </table:table-cell>
          <table:table-cell table:content-validation-name="val2" office:value-type="string" calcext:value-type="string">
            <text:p>Show da cantora Célia, acompanhada ao piano pelo maestro Eduardo Assad e Irene Portela</text:p>
          </table:table-cell>
          <table:table-cell office:value-type="string" calcext:value-type="string">
            <text:p>Teatro Ruth Escobar - Rua dos Ingleses, 209, Bela Vista, São Paulo, SP</text:p>
          </table:table-cell>
          <table:table-cell office:value-type="string" calcext:value-type="string">
            <text:p>421399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13993.png</text:p>
          </table:table-cell>
          <table:table-cell office:value-type="string" calcext:value-type="string">
            <text:p>Lançamento, Agenda 1982 – Tempo da Mulh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ês Musical Elis Regina</text:p>
          </table:table-cell>
          <table:table-cell table:content-validation-name="val2" office:value-type="string" calcext:value-type="string">
            <text:p>Anúncio da prefeitura de São Paulo</text:p>
          </table:table-cell>
          <table:table-cell/>
          <table:table-cell office:value-type="string" calcext:value-type="string">
            <text:p>430765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650.png</text:p>
          </table:table-cell>
          <table:table-cell office:value-type="string" calcext:value-type="string">
            <text:p>Grade com show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8044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Músicas de Irene Portel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5099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50992-2Alt=002979Lar=001884LargOri=004260AltOri=006736.JPG</text:p>
          </table:table-cell>
          <table:table-cell office:value-type="string" calcext:value-type="string">
            <text:p>“Donana”, um problema social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ês Musical Elis Regina</text:p>
          </table:table-cell>
          <table:table-cell table:content-validation-name="val2" office:value-type="string" calcext:value-type="string">
            <text:p>Atividades em homenagem à Elis Regina, falecida em 19 de janeiro de 1982</text:p>
          </table:table-cell>
          <table:table-cell office:value-type="string" calcext:value-type="string">
            <text:p>Teatro João Caetano – Rua Borges Lagoa, 650, Vila Clementino, São Paulo, SP</text:p>
          </table:table-cell>
          <table:table-cell office:value-type="string" calcext:value-type="string">
            <text:p>431205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052.png</text:p>
          </table:table-cell>
          <table:table-cell office:value-type="string" calcext:value-type="string">
            <text:p>Shows, Mês Musical Elis Regi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“Tributo à Marcus Pereira” de várioa artistas</text:p>
          </table:table-cell>
          <table:table-cell table:content-validation-name="val2" office:value-type="string" calcext:value-type="string">
            <text:p>Lançamento de disco tributo à Marcus Pereira do aniversário de 1 ano de falecimento</text:p>
          </table:table-cell>
          <table:table-cell/>
          <table:table-cell office:value-type="string" calcext:value-type="string">
            <text:p>431423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4237.png</text:p>
          </table:table-cell>
          <table:table-cell office:value-type="string" calcext:value-type="string">
            <text:p>Discos novos, Tributo a Marcus Pereir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2.03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Clementina de Jesus e Nelson Cavaquinho</text:p>
          </table:table-cell>
          <table:table-cell table:content-validation-name="val2" office:value-type="string" calcext:value-type="string">
            <text:p>Show com direção de Irene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462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4624.png</text:p>
          </table:table-cell>
          <table:table-cell office:value-type="string" calcext:value-type="string">
            <text:p>Oito dias com uma dupla de muito respeito, 2<text:span text:style-name="T2">o</text:span> para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3.11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Ana de Hollanda</text:p>
          </table:table-cell>
          <table:table-cell table:content-validation-name="val2" office:value-type="string" calcext:value-type="string">
            <text:p>Canta músicas de Irene</text:p>
          </table:table-cell>
          <table:table-cell office:value-type="string" calcext:value-type="string">
            <text:p>150 Night Club, Maksoud Plaza – Alameda Campinas, 150, Jardim Paulista, São Paulo, SP</text:p>
          </table:table-cell>
          <table:table-cell office:value-type="string" calcext:value-type="string">
            <text:p>42129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12980.png</text:p>
          </table:table-cell>
          <table:table-cell office:value-type="string" calcext:value-type="string">
            <text:p>Ultima coluna geral, Ana de Hollanda no 1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3.11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310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Ana de Holanda</text:p>
          </table:table-cell>
          <table:table-cell table:content-validation-name="val2"/>
          <table:table-cell/>
          <table:table-cell office:value-type="string" calcext:value-type="string">
            <text:p>I00685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8508-2Alt=002369Lar=001453LargOri=003963AltOri=006460.JPG</text:p>
          </table:table-cell>
          <table:table-cell office:value-type="string" calcext:value-type="string">
            <text:p>Variedades, item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4.05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 office:value-type="string" calcext:value-type="string">
            <text:p>Biblioteca Mário de Andrade – Rua da Consolação, 94, República, São Paulo, SP</text:p>
          </table:table-cell>
          <table:table-cell office:value-type="string" calcext:value-type="string">
            <text:p>418589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185893.png</text:p>
          </table:table-cell>
          <table:table-cell office:value-type="string" calcext:value-type="string">
            <text:p>Shows, centro abaix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4.08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i vento… tudo bem?</text:p>
          </table:table-cell>
          <table:table-cell table:content-validation-name="val2"/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10955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10955.png</text:p>
          </table:table-cell>
          <table:table-cell office:value-type="string" calcext:value-type="string">
            <text:p>Teatro Infantil, Pinocchio, corujas e a natureza, 1 e 2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2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table:content-validation-name="val2" office:value-type="string" calcext:value-type="string">
            <text:p>Indicação com “Oi vento… tudo bem?”</text:p>
          </table:table-cell>
          <table:table-cell/>
          <table:table-cell office:value-type="string" calcext:value-type="string">
            <text:p>413957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139572.png</text:p>
          </table:table-cell>
          <table:table-cell office:value-type="string" calcext:value-type="string">
            <text:p>Saíram as indicações para o Mambembe 84, Teatro Infant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2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414276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142768.png</text:p>
          </table:table-cell>
          <table:table-cell office:value-type="string" calcext:value-type="string">
            <text:p>Saíram os premiados do Troféu Mambemb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5.05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olière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4280101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80101.png</text:p>
          </table:table-cell>
          <table:table-cell office:value-type="string" calcext:value-type="string">
            <text:p>Lista do Molière não surpreende, 1<text:span text:style-name="T2">o</text:span> para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5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dição 00767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olière 84</text:p>
          </table:table-cell>
          <table:table-cell office:value-type="string" calcext:value-type="string">
            <text:p>Por “Oi vento… tudo bem?”</text:p>
          </table:table-cell>
          <table:table-cell/>
          <table:table-cell office:value-type="string" calcext:value-type="string">
            <text:p>I000755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7559-2Alt=002054Lar=001453LargOri=003910AltOri=005528.jpg</text:p>
          </table:table-cell>
          <table:table-cell office:value-type="string" calcext:value-type="string">
            <text:p>Urgentíssimas, 1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7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7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aulo le Petit</text:p>
          </table:table-cell>
          <table:table-cell table:content-validation-name="val2"/>
          <table:table-cell/>
          <table:table-cell office:value-type="string" calcext:value-type="string">
            <text:p>I009993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9939-2Alt=002898Lar=001884LargOri=004362AltOri=006709.JPG</text:p>
          </table:table-cell>
          <table:table-cell office:value-type="string" calcext:value-type="string">
            <text:p>A volta dos pioneiros do “Rock-Brasil”, 2a. coluna, último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5.07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olière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41516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151645.png</text:p>
          </table:table-cell>
          <table:table-cell office:value-type="string" calcext:value-type="string">
            <text:p>Tavares de Miranda, 1<text:span text:style-name="T2">a</text:span> coluna, 1<text:span text:style-name="T2">o</text:span> paragrafo, Premio Molie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9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dição 00873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office:value-type="string" calcext:value-type="string">
            <text:p>Por “Oi vento… tudo bem?”</text:p>
          </table:table-cell>
          <table:table-cell/>
          <table:table-cell table:style-name="ce4" office:value-type="string" calcext:value-type="string">
            <text:p>I001018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184-2Alt=002394Lar=001453LargOri=003965AltOri=006534.JPG</text:p>
          </table:table-cell>
          <table:table-cell office:value-type="string" calcext:value-type="string">
            <text:p>Antenas ligadas, 3a coluna, acima da fo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10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8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Zezé Mota</text:p>
          </table:table-cell>
          <table:table-cell/>
          <table:table-cell office:value-type="string" calcext:value-type="string">
            <text:p>I01035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03599-2Alt=003010Lar=001884LargOri=004214AltOri=006736.JPG</text:p>
          </table:table-cell>
          <table:table-cell office:value-type="string" calcext:value-type="string">
            <text:p>Zezé e afilhados, coluna da direita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98.12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Anuncio do show de Deo Lopes</text:p>
          </table:table-cell>
          <table:table-cell table:content-validation-name="val2"/>
          <table:table-cell office:value-type="string" calcext:value-type="string">
            <text:p>Grécia Café &amp; Cultura – Rua Padre Benedito de Camargo 205, Penha, São Paulo, SP</text:p>
          </table:table-cell>
          <table:table-cell office:value-type="string" calcext:value-type="string">
            <text:p>564097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5640978.jpg</text:p>
          </table:table-cell>
          <table:table-cell office:value-type="string" calcext:value-type="string">
            <text:p>Shows, 2<text:span text:style-name="T2">a</text:span> coluna, Del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99.07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Folha Vale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Nota de falecimento de Irene</text:p>
          </table:table-cell>
          <table:table-cell table:content-validation-name="val2"/>
          <table:table-cell office:value-type="string" calcext:value-type="string">
            <text:p>Cemitério Horto da Paz – Rua Horto da Paz, 191, Potuvera, Itapecerica da Serra, SP</text:p>
          </table:table-cell>
          <table:table-cell office:value-type="string" calcext:value-type="string">
            <text:p>558716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558716.png</text:p>
          </table:table-cell>
          <table:table-cell office:value-type="string" calcext:value-type="string">
            <text:p>Mortes, São Paulo, Irene Portela de Mirand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9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Show de homenagem</text:p>
          </table:table-cell>
          <table:table-cell table:content-validation-name="val2"/>
          <table:table-cell office:value-type="string" calcext:value-type="string">
            <text:p>Teatro João Caetano – Rua Borges Lagoa, 650, Vila Clementino, São Paulo, SP</text:p>
          </table:table-cell>
          <table:table-cell office:value-type="string" calcext:value-type="string">
            <text:p>5584284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5584284.jpg</text:p>
          </table:table-cell>
          <table:table-cell office:value-type="string" calcext:value-type="string">
            <text:p>Shows, 2<text:span text:style-name="T2">a</text:span> coluna, Homenagem a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00.09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Luiz Carlos Bahia e Banda Cajarana</text:p>
          </table:table-cell>
          <table:table-cell table:content-validation-name="val2" office:value-type="string" calcext:value-type="string">
            <text:p>Repertório com músicas de Irene</text:p>
          </table:table-cell>
          <table:table-cell office:value-type="string" calcext:value-type="string">
            <text:p>Teatro Denoy de Oliveira – Rua Rui Barbosa, 323, Bela Vista, São Paulo, SP</text:p>
          </table:table-cell>
          <table:table-cell office:value-type="string" calcext:value-type="string">
            <text:p>558974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5589741.jpg</text:p>
          </table:table-cell>
          <table:table-cell office:value-type="string" calcext:value-type="string">
            <text:p>Shows, 1<text:span text:style-name="T2">a</text:span> coluna final, Luiz Carlos Bahia e Banda Cajarana</text:p>
          </table:table-cell>
          <table:table-cell table:number-columns-repeated="1009"/>
        </table:table-row>
      </table:table>
      <table:table table:name="Catálogo" table:style-name="ta1">
        <table:table-column table:style-name="co16" table:default-cell-style-name="ce8"/>
        <table:table-column table:style-name="co17" table:default-cell-style-name="ce8"/>
        <table:table-column table:style-name="co18" table:default-cell-style-name="ce11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11" table:number-columns-repeated="1016" table:default-cell-style-name="ce8"/>
        <table:table-row table:style-name="ro1">
          <table:table-cell table:style-name="ce6" office:value-type="string" calcext:value-type="string">
            <text:p>Artista</text:p>
          </table:table-cell>
          <table:table-cell table:style-name="ce6" office:value-type="string" calcext:value-type="string">
            <text:p>Disco</text:p>
          </table:table-cell>
          <table:table-cell table:style-name="ce10" office:value-type="string" calcext:value-type="string">
            <text:p>Ano</text:p>
          </table:table-cell>
          <table:table-cell table:style-name="ce6" office:value-type="string" calcext:value-type="string">
            <text:p>Formato</text:p>
          </table:table-cell>
          <table:table-cell table:style-name="ce6" office:value-type="string" calcext:value-type="string">
            <text:p>Música</text:p>
          </table:table-cell>
          <table:table-cell table:style-name="ce6" office:value-type="string" calcext:value-type="string">
            <text:p>Detalhe</text:p>
          </table:table-cell>
          <table:table-cell table:style-name="ce6" office:value-type="string" calcext:value-type="string">
            <text:p>Comprar</text:p>
          </table:table-cell>
          <table:table-cell table:style-name="ce6" office:value-type="string" calcext:value-type="string">
            <text:p>Youtube</text:p>
          </table:table-cell>
          <table:table-cell table:style-name="ce6" table:number-columns-repeated="1015"/>
        </table:table-row>
        <table:table-row table:style-name="ro1">
          <table:table-cell table:style-name="ce7" office:value-type="string" calcext:value-type="string">
            <text:p>Luiz Vieira </text:p>
          </table:table-cell>
          <table:table-cell table:style-name="ce7" office:value-type="string" calcext:value-type="string">
            <text:p>Em Tempo de Verdade 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Você Vai Ver</text:p>
          </table:table-cell>
          <table:table-cell office:value-type="string" calcext:value-type="string">
            <text:p>Composição de Irene Portela</text:p>
          </table:table-cell>
          <table:table-cell table:style-name="ce13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ércio Marques </text:p>
          </table:table-cell>
          <table:table-cell table:style-name="ce7" office:value-type="string" calcext:value-type="string">
            <text:p>Canto Forte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abiá</text:p>
          </table:table-cell>
          <table:table-cell office:value-type="string" calcext:value-type="string">
            <text:p>Voz</text:p>
          </table:table-cell>
          <table:table-cell table:style-name="ce13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9S1ie0n4GdQ&amp;t=38s" xlink:type="simple">https://www.youtube.com/watch?v=9S1ie0n4GdQ&amp;t=38s</text:a>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ários</text:p>
          </table:table-cell>
          <table:table-cell table:style-name="ce7" office:value-type="string" calcext:value-type="string">
            <text:p>MPB 1o Festival Universitário da Música Popular Brasileira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A Malhação</text:p>
          </table:table-cell>
          <table:table-cell office:value-type="string" calcext:value-type="string">
            <text:p>Voz</text:p>
          </table:table-cell>
          <table:table-cell table:style-name="ce13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HWsTf_kcZlo" xlink:type="simple">https://www.youtube.com/watch?v=HWsTf_kcZlo</text:a></text:p>
          </table:table-cell>
          <table:table-cell table:number-columns-repeated="1015"/>
        </table:table-row>
        <table:table-row table:style-name="ro1">
          <table:table-cell table:number-columns-repeated="2" table:style-name="ce7" office:value-type="string" calcext:value-type="string">
            <text:p>Maricene Cost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ailarina</text:p>
          </table:table-cell>
          <table:table-cell office:value-type="string" calcext:value-type="string">
            <text:p>Composição de Irene Portela</text:p>
          </table:table-cell>
          <table:table-cell table:style-name="ce14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osa Maria </text:p>
          </table:table-cell>
          <table:table-cell office:value-type="string" calcext:value-type="string">
            <text:p>Vagando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orboleta Amarela</text:p>
          </table:table-cell>
          <table:table-cell office:value-type="string" calcext:value-type="string">
            <text:p>Composição de Irene Portela</text:p>
          </table:table-cell>
          <table:table-cell table:style-name="ce14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number-columns-repeated="2" table:style-name="ce7" office:value-type="string" calcext:value-type="string">
            <text:p>Ana de Holland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Três Marias</text:p>
          </table:table-cell>
          <table:table-cell office:value-type="string" calcext:value-type="string">
            <text:p>Composição de Irene Portela</text:p>
          </table:table-cell>
          <table:table-cell table:style-name="ce14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number-columns-repeated="2" table:style-name="ce7" office:value-type="string" calcext:value-type="string">
            <text:p>Ana de Holland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iranda</text:p>
          </table:table-cell>
          <table:table-cell office:value-type="string" calcext:value-type="string">
            <text:p>Composição de Irene Portela</text:p>
          </table:table-cell>
          <table:table-cell table:style-name="ce14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hico Maranhão </text:p>
          </table:table-cell>
          <table:table-cell table:style-name="ce7" office:value-type="string" calcext:value-type="string">
            <text:p>Fonte Nov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Participação no corô</text:p>
          </table:table-cell>
          <table:table-cell table:style-name="ce15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éo Lopes </text:p>
          </table:table-cell>
          <table:table-cell office:value-type="string" calcext:value-type="string">
            <text:p>Voar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ia de Festa </text:p>
          </table:table-cell>
          <table:table-cell office:value-type="string" calcext:value-type="string">
            <text:p>Composição de Irene Portela</text:p>
          </table:table-cell>
          <table:table-cell table:style-name="ce15" office:value-type="string" calcext:value-type="string">
            <text:p>Talvez (caro)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Eliana Estevão </text:p>
          </table:table-cell>
          <table:table-cell table:style-name="ce7" office:value-type="string" calcext:value-type="string">
            <text:p>Bailarin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ailarina</text:p>
          </table:table-cell>
          <table:table-cell office:value-type="string" calcext:value-type="string">
            <text:p>Composição e participação de Irene Portela</text:p>
          </table:table-cell>
          <table:table-cell table:style-name="ce13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Eliana Estevão </text:p>
          </table:table-cell>
          <table:table-cell table:style-name="ce7" office:value-type="string" calcext:value-type="string">
            <text:p>Bailarin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Composição e participação de Irene Portela</text:p>
          </table:table-cell>
          <table:table-cell table:style-name="ce13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arlos Pita </text:p>
          </table:table-cell>
          <table:table-cell office:value-type="string" calcext:value-type="string">
            <text:p>Coração de Índio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sa das Flautas</text:p>
          </table:table-cell>
          <table:table-cell office:value-type="string" calcext:value-type="string">
            <text:p>Voz</text:p>
          </table:table-cell>
          <table:table-cell table:style-name="ce13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Vários</text:p>
          </table:table-cell>
          <table:table-cell table:style-name="ce7" office:value-type="string" calcext:value-type="string">
            <text:p>Tributo a Marcus Pereira 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e Terezina à São Luiz</text:p>
          </table:table-cell>
          <table:table-cell office:value-type="string" calcext:value-type="string">
            <text:p>Composição de João do Vale e voz de Irene Portela</text:p>
          </table:table-cell>
          <table:table-cell table:style-name="ce13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DYIIjUBPZNA&amp;feature=youtu.be&amp;t=358" xlink:type="simple">https://www.youtube.com/watch?v=DYIIjUBPZNA&amp;feature=youtu.be&amp;t=358</text:a>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ários</text:p>
          </table:table-cell>
          <table:table-cell table:style-name="ce7" office:value-type="string" calcext:value-type="string">
            <text:p>História da MPB, João do Val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Passarinho</text:p>
          </table:table-cell>
          <table:table-cell office:value-type="string" calcext:value-type="string">
            <text:p>Voz</text:p>
          </table:table-cell>
          <table:table-cell table:style-name="ce13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errámerica </text:p>
          </table:table-cell>
          <table:table-cell table:style-name="ce7" office:value-type="string" calcext:value-type="string">
            <text:p>Arapuê 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Folha Verde</text:p>
          </table:table-cell>
          <table:table-cell office:value-type="string" calcext:value-type="string">
            <text:p>Composição de Irene Portela</text:p>
          </table:table-cell>
          <table:table-cell table:style-name="ce13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éo Lopes </text:p>
          </table:table-cell>
          <table:table-cell table:style-name="ce7" office:value-type="string" calcext:value-type="string">
            <text:p>Relação Natural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Pacífica II</text:p>
          </table:table-cell>
          <table:table-cell office:value-type="string" calcext:value-type="string">
            <text:p>Composição de Irene Portela e Déo Lopes</text:p>
          </table:table-cell>
          <table:table-cell table:style-name="ce15" office:value-type="string" calcext:value-type="string">
            <text:p>Talvez (caro)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João Bá </text:p>
          </table:table-cell>
          <table:table-cell table:style-name="ce7" office:value-type="string" calcext:value-type="string">
            <text:p>Carrancas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Rede de Varanda</text:p>
          </table:table-cell>
          <table:table-cell office:value-type="string" calcext:value-type="string">
            <text:p>Voz</text:p>
          </table:table-cell>
          <table:table-cell table:style-name="ce14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João Bá </text:p>
          </table:table-cell>
          <table:table-cell table:style-name="ce7" office:value-type="string" calcext:value-type="string">
            <text:p>Carrancas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adainha de Canudos</text:p>
          </table:table-cell>
          <table:table-cell office:value-type="string" calcext:value-type="string">
            <text:p>Voz</text:p>
          </table:table-cell>
          <table:table-cell table:style-name="ce14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éo Lopes </text:p>
          </table:table-cell>
          <table:table-cell table:style-name="ce7" office:value-type="string" calcext:value-type="string">
            <text:p>Noite Cheia de Estrelas 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P</text:p>
          </table:table-cell>
          <table:table-cell table:style-name="ce7" office:value-type="string" calcext:value-type="string">
            <text:p>As Três Estrelas </text:p>
          </table:table-cell>
          <table:table-cell office:value-type="string" calcext:value-type="string">
            <text:p>Composição de Irene Portela</text:p>
          </table:table-cell>
          <table:table-cell table:style-name="ce13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swaldinho Viana </text:p>
          </table:table-cell>
          <table:table-cell table:style-name="ce7" office:value-type="string" calcext:value-type="string">
            <text:p>São Sebastião do Tijuco Preto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CD</text:p>
          </table:table-cell>
          <table:table-cell table:style-name="ce7" office:value-type="string" calcext:value-type="string">
            <text:p>Pau Ferro </text:p>
          </table:table-cell>
          <table:table-cell table:style-name="ce7" office:value-type="string" calcext:value-type="string">
            <text:p>Composição de Irene Portela e Alzira Espindula</text:p>
          </table:table-cell>
          <table:table-cell table:style-name="ce16" office:value-type="string" calcext:value-type="string">
            <text:p>Não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Katya Teixeira </text:p>
          </table:table-cell>
          <table:table-cell table:style-name="ce7" office:value-type="string" calcext:value-type="string">
            <text:p>Katxerê 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D</text:p>
          </table:table-cell>
          <table:table-cell table:style-name="ce7" office:value-type="string" calcext:value-type="string">
            <text:p>Dia de Festa </text:p>
          </table:table-cell>
          <table:table-cell office:value-type="string" calcext:value-type="string">
            <text:p>Composição de Irene Portela</text:p>
          </table:table-cell>
          <table:table-cell table:style-name="ce15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aulo Lepetit</text:p>
          </table:table-cell>
          <table:table-cell table:style-name="ce9" office:value-type="string" calcext:value-type="string">
            <text:p>Saculeja</text:p>
          </table:table-cell>
          <table:table-cell table:style-name="ce12" office:value-type="float" office:value="1998" calcext:value-type="float">
            <text:p>199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alomares</text:p>
          </table:table-cell>
          <table:table-cell table:style-name="ce9" office:value-type="string" calcext:value-type="string">
            <text:p>Composição de Irene Portela e Paulo Lepetit</text:p>
          </table:table-cell>
          <table:table-cell table:style-name="ce15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éo Lopes </text:p>
          </table:table-cell>
          <table:table-cell table:style-name="ce7" office:value-type="string" calcext:value-type="string">
            <text:p>Tesouros da Terra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ia de Festa </text:p>
          </table:table-cell>
          <table:table-cell office:value-type="string" calcext:value-type="string">
            <text:p>Composição de Irene Portela</text:p>
          </table:table-cell>
          <table:table-cell table:style-name="ce16" office:value-type="string" calcext:value-type="string">
            <text:p>Não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azé </text:p>
          </table:table-cell>
          <table:table-cell table:style-name="ce7" office:value-type="string" calcext:value-type="string">
            <text:p>Nascente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h! Beleza</text:p>
          </table:table-cell>
          <table:table-cell office:value-type="string" calcext:value-type="string">
            <text:p>Composição de Irene Portela</text:p>
          </table:table-cell>
          <table:table-cell table:style-name="ce16" office:value-type="string" calcext:value-type="string">
            <text:p>Não encontrado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azé </text:p>
          </table:table-cell>
          <table:table-cell table:style-name="ce7" office:value-type="string" calcext:value-type="string">
            <text:p>Nascente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edra Grande</text:p>
          </table:table-cell>
          <table:table-cell office:value-type="string" calcext:value-type="string">
            <text:p>Composição de Irene Portela</text:p>
          </table:table-cell>
          <table:table-cell table:style-name="ce16" office:value-type="string" calcext:value-type="string">
            <text:p>Não encontrado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bs" table:style-name="ta1">
        <table:table-column table:style-name="co11" table:number-columns-repeated="2" table:default-cell-style-name="Default"/>
        <table:table-row table:style-name="ro1">
          <table:table-cell table:style-name="ce17" office:value-type="string" calcext:value-type="string">
            <text:p>Sobre</text:p>
          </table:table-cell>
          <table:table-cell table:style-name="ce17"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1959 pra baixo tem referências, mas já não são da artista Irene Portela, e sim algumas outras socialites do Rio, passista de escola de samba e uma outra senhora que recebeu cargo público, entre outras.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Pesquisa a partir de 1960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Resultados a partir de 1973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Tem um gap de 86 até 1998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Mapeados 73-2000</text:p>
          </table:table-cell>
        </table:table-row>
        <table:table-row table:style-name="ro1">
          <table:table-cell office:value-type="string" calcext:value-type="string">
            <text:p>Teatro Sesc de São João do Meiriti</text:p>
          </table:table-cell>
          <table:table-cell office:value-type="string" calcext:value-type="string">
            <text:p>Nos anuncios, o endereço é Rua Tenente Manuel Alvarenga Ribeiro 66, o nome da rua mudou para Av. Automóvel Clube 66</text:p>
          </table:table-cell>
        </table:table-row>
        <table:table-row table:style-name="ro1">
          <table:table-cell office:value-type="string" calcext:value-type="string">
            <text:p>Sala Funarte Sidney Miller</text:p>
          </table:table-cell>
          <table:table-cell office:value-type="string" calcext:value-type="string">
            <text:p>Nos anuncios, o endereço é Rua Araujo Porto Alegre 80, a numeração está errada talvez porque tenha sido alterada, de qualquer forma, a entrada do teatro dica na Rua da Imprensa 16</text:p>
          </table:table-cell>
        </table:table-row>
      </table:table>
      <table:named-expressions/>
      <table:database-ranges>
        <table:database-range table:name="__Anonymous_Sheet_DB__0" table:target-range-address="Recortes.A1:Recortes.N35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atálogo.A1:Catálogo.H26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/00/0000</text:date>, <text:time style:data-style-name="N2" text:time-value="21:08:01.054414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4T23:05:00.610768806</dc:date>
    <meta:editing-duration>PT6H26M13S</meta:editing-duration>
    <meta:editing-cycles>50</meta:editing-cycles>
    <meta:generator>LibreOffice/5.1.4.2$MacOSX_X86_64 LibreOffice_project/f99d75f39f1c57ebdd7ffc5f42867c12031db97a</meta:generator>
    <dc:creator>Flávio Alberto Dutra</dc:creator>
    <meta:document-statistic meta:table-count="3" meta:cell-count="4758" meta:object-count="0"/>
  </office:meta>
</office:document-meta>
</file>